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02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Distanc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0.25 - 0.5</text:p>
          </table:table-cell>
          <table:table-cell office:value-type="float" office:value="131">
            <text:p>131</text:p>
          </table:table-cell>
          <table:table-cell/>
          <table:table-cell table:formula="of:=(SUM([.B7:.B108]))" office:value-type="float" office:value="103320">
            <text:p>103320</text:p>
          </table:table-cell>
          <table:table-cell table:formula="of:=(SUM([.B8:.B18]))" office:value-type="float" office:value="101359">
            <text:p>101359</text:p>
          </table:table-cell>
          <table:table-cell table:formula="of:=([.E7]*100/[.D7])" office:value-type="float" office:value="98.1020131629888">
            <text:p>98.102013163</text:p>
          </table:table-cell>
        </table:table-row>
        <table:table-row table:style-name="ro1">
          <table:table-cell office:value-type="string">
            <text:p>0.5 - 0.75</text:p>
          </table:table-cell>
          <table:table-cell office:value-type="float" office:value="4241">
            <text:p>4241</text:p>
          </table:table-cell>
          <table:table-cell table:number-columns-repeated="4"/>
        </table:table-row>
        <table:table-row table:style-name="ro1">
          <table:table-cell office:value-type="string">
            <text:p>0.75 - 1</text:p>
          </table:table-cell>
          <table:table-cell office:value-type="float" office:value="16184">
            <text:p>16184</text:p>
          </table:table-cell>
          <table:table-cell table:number-columns-repeated="4"/>
        </table:table-row>
        <table:table-row table:style-name="ro1">
          <table:table-cell office:value-type="string">
            <text:p>1 - 1.25</text:p>
          </table:table-cell>
          <table:table-cell office:value-type="float" office:value="27011">
            <text:p>27011</text:p>
          </table:table-cell>
          <table:table-cell table:number-columns-repeated="4"/>
        </table:table-row>
        <table:table-row table:style-name="ro1">
          <table:table-cell office:value-type="string">
            <text:p>1.25 - 1.5</text:p>
          </table:table-cell>
          <table:table-cell office:value-type="float" office:value="27929">
            <text:p>27929</text:p>
          </table:table-cell>
          <table:table-cell table:number-columns-repeated="4"/>
        </table:table-row>
        <table:table-row table:style-name="ro1">
          <table:table-cell office:value-type="string">
            <text:p>1.5 - 1.75</text:p>
          </table:table-cell>
          <table:table-cell office:value-type="float" office:value="13459">
            <text:p>13459</text:p>
          </table:table-cell>
          <table:table-cell table:number-columns-repeated="4"/>
        </table:table-row>
        <table:table-row table:style-name="ro1">
          <table:table-cell office:value-type="string">
            <text:p>1.75 - 2</text:p>
          </table:table-cell>
          <table:table-cell office:value-type="float" office:value="6716">
            <text:p>6716</text:p>
          </table:table-cell>
          <table:table-cell table:number-columns-repeated="4"/>
        </table:table-row>
        <table:table-row table:style-name="ro1">
          <table:table-cell office:value-type="string">
            <text:p>2 - 2.25</text:p>
          </table:table-cell>
          <table:table-cell office:value-type="float" office:value="3861">
            <text:p>3861</text:p>
          </table:table-cell>
          <table:table-cell table:number-columns-repeated="4"/>
        </table:table-row>
        <table:table-row table:style-name="ro1">
          <table:table-cell office:value-type="string">
            <text:p>2.25 - 2.5</text:p>
          </table:table-cell>
          <table:table-cell office:value-type="float" office:value="937">
            <text:p>937</text:p>
          </table:table-cell>
          <table:table-cell table:number-columns-repeated="4"/>
        </table:table-row>
        <table:table-row table:style-name="ro1">
          <table:table-cell office:value-type="string">
            <text:p>2.5 - 2.75</text:p>
          </table:table-cell>
          <table:table-cell office:value-type="float" office:value="471">
            <text:p>471</text:p>
          </table:table-cell>
          <table:table-cell table:number-columns-repeated="4"/>
        </table:table-row>
        <table:table-row table:style-name="ro1">
          <table:table-cell office:value-type="string">
            <text:p>2.75 - 3</text:p>
          </table:table-cell>
          <table:table-cell office:value-type="float" office:value="322">
            <text:p>322</text:p>
          </table:table-cell>
          <table:table-cell table:number-columns-repeated="4"/>
        </table:table-row>
        <table:table-row table:style-name="ro1">
          <table:table-cell office:value-type="string">
            <text:p>3 - 3.25</text:p>
          </table:table-cell>
          <table:table-cell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string">
            <text:p>3.25 - 3.5</text:p>
          </table:table-cell>
          <table:table-cell office:value-type="float" office:value="412">
            <text:p>412</text:p>
          </table:table-cell>
          <table:table-cell table:number-columns-repeated="4"/>
        </table:table-row>
        <table:table-row table:style-name="ro1">
          <table:table-cell office:value-type="string">
            <text:p>3.5 - 3.75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string">
            <text:p>3.75 - 4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string">
            <text:p>4 - 4.25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string">
            <text:p>4.25 - 4.5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4.5 - 4.75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4.75 - 5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5 - 5.25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string">
            <text:p>5.25 - 5.5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5.5 - 5.7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5.75 - 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6 - 6.25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6.25 - 6.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6.5 - 6.75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6.75 - 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7 - 7.25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7.25 - 7.5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7.5 - 7.75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7.75 - 8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8 - 8.25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8.25 - 8.5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8.5 - 8.7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8.75 - 9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9 - 9.25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9.25 - 9.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9.5 - 9.7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9.75 - 1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0 - 10.2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10.25 - 10.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0.5 - 10.75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10.75 - 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1 - 11.2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1.25 - 11.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11.5 - 11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1.75 - 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 - 12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.25 - 12.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2.5 - 12.7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2.75 - 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3 - 13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3.25 - 13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3.5 - 13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4 - 14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4.5 - 14.7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4.75 - 1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5 - 15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5.25 - 15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5.5 - 15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6.5 - 16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8.25 - 18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9 - 19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9.25 - 19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9.5 - 19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9.75 - 2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0 - 20.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0.25 - 20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0.5 - 20.75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20.75 - 2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21 - 21.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1.25 - 21.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21.5 - 21.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1.75 - 2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22 - 22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2.25 - 22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2.5 - 22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2.75 - 2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4.75 - 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0.25 - 30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1 - 31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1.75 - 3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2.25 - 32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2.5 - 32.7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2.75 - 3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3 - 33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3.25 - 33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3.75 - 3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4 - 34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4.25 - 34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4.75 - 3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5 - 35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5.25 - 35.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5.5 - 35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5.75 - 3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36 - 36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6.25 - 36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6.5 - 36.7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36.75 - 3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7 - 37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7.75 - 3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8.75 - 3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Angle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115:.B138]))" office:value-type="float" office:value="103320">
            <text:p>103320</text:p>
          </table:table-cell>
          <table:table-cell table:formula="of:=(SUM([.B123:.B130]))" office:value-type="float" office:value="101663">
            <text:p>101663</text:p>
          </table:table-cell>
          <table:table-cell table:formula="of:=([.E114]*100/[.D114])" office:value-type="float" office:value="98.3962446767325">
            <text:p>98.3962446767</text:p>
          </table:table-cell>
        </table:table-row>
        <table:table-row table:style-name="ro1">
          <table:table-cell office:value-type="string">
            <text:p>-3 - -2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.75 - -2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.5 - -2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.25 - -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 - -1.75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-1.75 - -1.5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string">
            <text:p>-1.5 - -1.25</text:p>
          </table:table-cell>
          <table:table-cell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string">
            <text:p>-1.25 - -1</text:p>
          </table:table-cell>
          <table:table-cell office:value-type="float" office:value="324">
            <text:p>324</text:p>
          </table:table-cell>
          <table:table-cell table:number-columns-repeated="4"/>
        </table:table-row>
        <table:table-row table:style-name="ro1">
          <table:table-cell office:value-type="string">
            <text:p>-1 - -0.75</text:p>
          </table:table-cell>
          <table:table-cell office:value-type="float" office:value="552">
            <text:p>552</text:p>
          </table:table-cell>
          <table:table-cell table:number-columns-repeated="4"/>
        </table:table-row>
        <table:table-row table:style-name="ro1">
          <table:table-cell office:value-type="string">
            <text:p>-0.75 - -0.5</text:p>
          </table:table-cell>
          <table:table-cell office:value-type="float" office:value="1053">
            <text:p>1053</text:p>
          </table:table-cell>
          <table:table-cell table:number-columns-repeated="4"/>
        </table:table-row>
        <table:table-row table:style-name="ro1">
          <table:table-cell office:value-type="string">
            <text:p>-0.5 - -0.25</text:p>
          </table:table-cell>
          <table:table-cell office:value-type="float" office:value="1887">
            <text:p>1887</text:p>
          </table:table-cell>
          <table:table-cell table:number-columns-repeated="4"/>
        </table:table-row>
        <table:table-row table:style-name="ro1">
          <table:table-cell office:value-type="string">
            <text:p>-0.25 - 0</text:p>
          </table:table-cell>
          <table:table-cell office:value-type="float" office:value="7142">
            <text:p>7142</text:p>
          </table:table-cell>
          <table:table-cell table:number-columns-repeated="4"/>
        </table:table-row>
        <table:table-row table:style-name="ro1">
          <table:table-cell office:value-type="string">
            <text:p>0 - 0.25</text:p>
          </table:table-cell>
          <table:table-cell office:value-type="float" office:value="79111">
            <text:p>79111</text:p>
          </table:table-cell>
          <table:table-cell table:number-columns-repeated="4"/>
        </table:table-row>
        <table:table-row table:style-name="ro1">
          <table:table-cell office:value-type="string">
            <text:p>0.25 - 0.5</text:p>
          </table:table-cell>
          <table:table-cell office:value-type="float" office:value="9217">
            <text:p>9217</text:p>
          </table:table-cell>
          <table:table-cell table:number-columns-repeated="4"/>
        </table:table-row>
        <table:table-row table:style-name="ro1">
          <table:table-cell office:value-type="string">
            <text:p>0.5 - 0.75</text:p>
          </table:table-cell>
          <table:table-cell office:value-type="float" office:value="1997">
            <text:p>1997</text:p>
          </table:table-cell>
          <table:table-cell table:number-columns-repeated="4"/>
        </table:table-row>
        <table:table-row table:style-name="ro1">
          <table:table-cell office:value-type="string">
            <text:p>0.75 - 1</text:p>
          </table:table-cell>
          <table:table-cell office:value-type="float" office:value="704">
            <text:p>704</text:p>
          </table:table-cell>
          <table:table-cell table:number-columns-repeated="4"/>
        </table:table-row>
        <table:table-row table:style-name="ro1">
          <table:table-cell office:value-type="string">
            <text:p>1 - 1.25</text:p>
          </table:table-cell>
          <table:table-cell office:value-type="float" office:value="461">
            <text:p>461</text:p>
          </table:table-cell>
          <table:table-cell table:number-columns-repeated="4"/>
        </table:table-row>
        <table:table-row table:style-name="ro1">
          <table:table-cell office:value-type="string">
            <text:p>1.25 - 1.5</text:p>
          </table:table-cell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string">
            <text:p>1.5 - 1.75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1.75 - 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2 - 2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.25 - 2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.5 - 2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 - 3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Ax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145:.B236]))" office:value-type="float" office:value="103320">
            <text:p>103320</text:p>
          </table:table-cell>
          <table:table-cell table:formula="of:=(SUM([.B164:.B172]))" office:value-type="float" office:value="101720">
            <text:p>101720</text:p>
          </table:table-cell>
          <table:table-cell table:formula="of:=([.E144]*100/[.D144])" office:value-type="float" office:value="98.4514130855594">
            <text:p>98.4514130856</text:p>
          </table:table-cell>
        </table:table-row>
        <table:table-row table:style-name="ro1">
          <table:table-cell office:value-type="string">
            <text:p>-5.25 - -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5 - -4.7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4.75 - -4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4.5 - -4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3.75 - -3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.5 - -3.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3.25 - -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3 - -2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2.75 - -2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2.5 - -2.2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2 - -1.7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1.75 - -1.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-1.5 - -1.2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-1.25 - -1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-1 - -0.75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-0.75 - -0.5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string">
            <text:p>-0.5 - -0.25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-0.25 - 0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string">
            <text:p>0 - 0.25</text:p>
          </table:table-cell>
          <table:table-cell office:value-type="float" office:value="294">
            <text:p>294</text:p>
          </table:table-cell>
          <table:table-cell table:number-columns-repeated="4"/>
        </table:table-row>
        <table:table-row table:style-name="ro1">
          <table:table-cell office:value-type="string">
            <text:p>0.25 - 0.5</text:p>
          </table:table-cell>
          <table:table-cell office:value-type="float" office:value="582">
            <text:p>582</text:p>
          </table:table-cell>
          <table:table-cell table:number-columns-repeated="4"/>
        </table:table-row>
        <table:table-row table:style-name="ro1">
          <table:table-cell office:value-type="string">
            <text:p>0.5 - 0.75</text:p>
          </table:table-cell>
          <table:table-cell office:value-type="float" office:value="5002">
            <text:p>5002</text:p>
          </table:table-cell>
          <table:table-cell table:number-columns-repeated="4"/>
        </table:table-row>
        <table:table-row table:style-name="ro1">
          <table:table-cell office:value-type="string">
            <text:p>0.75 - 1</text:p>
          </table:table-cell>
          <table:table-cell office:value-type="float" office:value="18073">
            <text:p>18073</text:p>
          </table:table-cell>
          <table:table-cell table:number-columns-repeated="4"/>
        </table:table-row>
        <table:table-row table:style-name="ro1">
          <table:table-cell office:value-type="string">
            <text:p>1 - 1.25</text:p>
          </table:table-cell>
          <table:table-cell office:value-type="float" office:value="29001">
            <text:p>29001</text:p>
          </table:table-cell>
          <table:table-cell table:number-columns-repeated="4"/>
        </table:table-row>
        <table:table-row table:style-name="ro1">
          <table:table-cell office:value-type="string">
            <text:p>1.25 - 1.5</text:p>
          </table:table-cell>
          <table:table-cell office:value-type="float" office:value="27280">
            <text:p>27280</text:p>
          </table:table-cell>
          <table:table-cell table:number-columns-repeated="4"/>
        </table:table-row>
        <table:table-row table:style-name="ro1">
          <table:table-cell office:value-type="string">
            <text:p>1.5 - 1.75</text:p>
          </table:table-cell>
          <table:table-cell office:value-type="float" office:value="11708">
            <text:p>11708</text:p>
          </table:table-cell>
          <table:table-cell table:number-columns-repeated="4"/>
        </table:table-row>
        <table:table-row table:style-name="ro1">
          <table:table-cell office:value-type="string">
            <text:p>1.75 - 2</text:p>
          </table:table-cell>
          <table:table-cell office:value-type="float" office:value="6106">
            <text:p>6106</text:p>
          </table:table-cell>
          <table:table-cell table:number-columns-repeated="4"/>
        </table:table-row>
        <table:table-row table:style-name="ro1">
          <table:table-cell office:value-type="string">
            <text:p>2 - 2.25</text:p>
          </table:table-cell>
          <table:table-cell office:value-type="float" office:value="3502">
            <text:p>3502</text:p>
          </table:table-cell>
          <table:table-cell table:number-columns-repeated="4"/>
        </table:table-row>
        <table:table-row table:style-name="ro1">
          <table:table-cell office:value-type="string">
            <text:p>2.25 - 2.5</text:p>
          </table:table-cell>
          <table:table-cell office:value-type="float" office:value="466">
            <text:p>466</text:p>
          </table:table-cell>
          <table:table-cell table:number-columns-repeated="4"/>
        </table:table-row>
        <table:table-row table:style-name="ro1">
          <table:table-cell office:value-type="string">
            <text:p>2.5 - 2.75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string">
            <text:p>2.75 - 3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3 - 3.25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string">
            <text:p>3.25 - 3.5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3.5 - 3.75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3.75 - 4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4 - 4.2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4.25 - 4.5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4.5 - 4.7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4.75 - 5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5 - 5.2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5.25 - 5.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5.5 - 5.7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5.75 - 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6 - 6.2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6.25 - 6.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6.5 - 6.7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6.75 - 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7 - 7.2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7.25 - 7.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7.5 - 7.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7.75 - 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8 - 8.2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8.25 - 8.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8.75 - 9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9 - 9.2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9.25 - 9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9.5 - 9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9.75 - 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0.25 - 10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0.5 - 10.7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0.75 - 11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1 - 11.2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1.25 - 11.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1.5 - 11.7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1.75 - 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 - 12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2.25 - 12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2.5 - 12.7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2.75 - 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3 - 13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3.25 - 13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3.75 - 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4 - 14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4.25 - 14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4.5 - 14.7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4.75 - 1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5 - 15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5.75 - 1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6 - 16.2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6.25 - 16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7 - 17.2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7.25 - 17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7.5 - 17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8.5 - 18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8.75 - 1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9.25 - 19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9.75 - 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0.25 - 20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1.25 - 21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1.75 - 2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2.75 - 2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3.5 - 23.7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4.25 - 24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Bx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243:.B311]))" office:value-type="float" office:value="103320">
            <text:p>103320</text:p>
          </table:table-cell>
          <table:table-cell table:formula="of:=(SUM([.B262:.B266]))" office:value-type="float" office:value="101854">
            <text:p>101854</text:p>
          </table:table-cell>
          <table:table-cell table:formula="of:=([.E242]*100/[.D242])" office:value-type="float" office:value="98.5811072396438">
            <text:p>98.5811072396</text:p>
          </table:table-cell>
        </table:table-row>
        <table:table-row table:style-name="ro1">
          <table:table-cell office:value-type="string">
            <text:p>-6 - -5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5.5 - -5.2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5.25 - -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4.75 - -4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4.5 - -4.2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4.25 - -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3.75 - -3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3.5 - -3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.25 - -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3 - -2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.75 - -2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2.5 - -2.2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-2.25 - -2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-2 - -1.7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-1.75 - -1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-1.5 - -1.25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-1.25 - -1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-1 - -0.75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-0.75 - -0.5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string">
            <text:p>-0.5 - -0.25</text:p>
          </table:table-cell>
          <table:table-cell office:value-type="float" office:value="624">
            <text:p>624</text:p>
          </table:table-cell>
          <table:table-cell table:number-columns-repeated="4"/>
        </table:table-row>
        <table:table-row table:style-name="ro1">
          <table:table-cell office:value-type="string">
            <text:p>-0.25 - 0</text:p>
          </table:table-cell>
          <table:table-cell office:value-type="float" office:value="13811">
            <text:p>13811</text:p>
          </table:table-cell>
          <table:table-cell table:number-columns-repeated="4"/>
        </table:table-row>
        <table:table-row table:style-name="ro1">
          <table:table-cell office:value-type="string">
            <text:p>0 - 0.25</text:p>
          </table:table-cell>
          <table:table-cell office:value-type="float" office:value="59825">
            <text:p>59825</text:p>
          </table:table-cell>
          <table:table-cell table:number-columns-repeated="4"/>
        </table:table-row>
        <table:table-row table:style-name="ro1">
          <table:table-cell office:value-type="string">
            <text:p>0.25 - 0.5</text:p>
          </table:table-cell>
          <table:table-cell office:value-type="float" office:value="22725">
            <text:p>22725</text:p>
          </table:table-cell>
          <table:table-cell table:number-columns-repeated="4"/>
        </table:table-row>
        <table:table-row table:style-name="ro1">
          <table:table-cell office:value-type="string">
            <text:p>0.5 - 0.75</text:p>
          </table:table-cell>
          <table:table-cell office:value-type="float" office:value="4869">
            <text:p>4869</text:p>
          </table:table-cell>
          <table:table-cell table:number-columns-repeated="4"/>
        </table:table-row>
        <table:table-row table:style-name="ro1">
          <table:table-cell office:value-type="string">
            <text:p>0.75 - 1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1">
          <table:table-cell office:value-type="string">
            <text:p>1 - 1.25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string">
            <text:p>1.25 - 1.5</text:p>
          </table:table-cell>
          <table:table-cell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string">
            <text:p>1.5 - 1.75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1.75 - 2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2 - 2.25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string">
            <text:p>2.25 - 2.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2.5 - 2.7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2.75 - 3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3 - 3.25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3.25 - 3.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3.5 - 3.75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3.75 - 4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4 - 4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4.25 - 4.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4.5 - 4.7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4.75 - 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5 - 5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.25 - 5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.5 - 5.7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5.75 - 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6 - 6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6.25 - 6.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6.5 - 6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.75 - 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7 - 7.2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7.25 - 7.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7.5 - 7.7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7.75 - 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8 - 8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8.25 - 8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8.75 - 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9 - 9.25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9.5 - 9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9.75 - 1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0 - 10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0.25 - 10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0.5 - 10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0.75 - 1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 - 11.2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1.75 - 1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2 - 12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2.5 - 12.7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3 - 13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3.5 - 13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Cx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318:.B458]))" office:value-type="float" office:value="103320">
            <text:p>103320</text:p>
          </table:table-cell>
          <table:table-cell table:formula="of:=(SUM([.B416:.B439]))" office:value-type="float" office:value="101172">
            <text:p>101172</text:p>
          </table:table-cell>
          <table:table-cell table:formula="of:=(SUM([.E317]*100/[.D317]))" office:value-type="float" office:value="97.9210220673635">
            <text:p>97.9210220674</text:p>
          </table:table-cell>
        </table:table-row>
        <table:table-row table:style-name="ro1">
          <table:table-cell office:value-type="string">
            <text:p>-9550 - -95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9150 - -91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8900 - -88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8850 - -88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8400 - -83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8150 - -81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7700 - -76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7650 - -76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7600 - -75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7350 - -73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7250 - -72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7150 - -71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6850 - -68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6550 - -650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-6500 - -64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6450 - -64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6100 - -605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-6000 - -59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5800 - -57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5550 - -55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5400 - -53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5300 - -52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5250 - -52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5200 - -51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5150 - -51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5100 - -50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5050 - -50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5000 - -495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-4900 - -48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4850 - -48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4800 - -47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4750 - -47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4700 - -46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4500 - -44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4450 - -44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4250 - -42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4100 - -40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4000 - -39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3900 - -385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3750 - -37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3700 - -36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3600 - -35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3550 - -35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3450 - -34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300 - -32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100 - -30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050 - -30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000 - -29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850 - -28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750 - -27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2700 - -26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600 - -255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2550 - -250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-2450 - -24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400 - -23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2350 - -23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300 - -22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200 - -215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2150 - -21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100 - -20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2050 - -200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-2000 - -19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950 - -19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1900 - -185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1850 - -18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800 - -17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1750 - -170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-1700 - -16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650 - -16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1600 - -15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550 - -15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1500 - -14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450 - -140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-1350 - -13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1300 - -12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250 - -12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200 - -11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1150 - -11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1100 - -10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000 - -95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-950 - -9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900 - -85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-850 - -80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-800 - -750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-750 - -70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-700 - -6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650 - -60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-600 - -55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-550 - -5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500 - -4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450 - -4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400 - -35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-350 - -30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-300 - -250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-250 - -200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string">
            <text:p>-200 - -150</text:p>
          </table:table-cell>
          <table:table-cell office:value-type="float" office:value="251">
            <text:p>251</text:p>
          </table:table-cell>
          <table:table-cell table:number-columns-repeated="4"/>
        </table:table-row>
        <table:table-row table:style-name="ro1">
          <table:table-cell office:value-type="string">
            <text:p>-150 - -100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string">
            <text:p>-100 - -50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string">
            <text:p>-50 - 0</text:p>
          </table:table-cell>
          <table:table-cell office:value-type="float" office:value="787">
            <text:p>787</text:p>
          </table:table-cell>
          <table:table-cell table:number-columns-repeated="4"/>
        </table:table-row>
        <table:table-row table:style-name="ro1">
          <table:table-cell office:value-type="string">
            <text:p>0 - 50</text:p>
          </table:table-cell>
          <table:table-cell office:value-type="float" office:value="10766">
            <text:p>10766</text:p>
          </table:table-cell>
          <table:table-cell table:number-columns-repeated="4"/>
        </table:table-row>
        <table:table-row table:style-name="ro1">
          <table:table-cell office:value-type="string">
            <text:p>50 - 100</text:p>
          </table:table-cell>
          <table:table-cell office:value-type="float" office:value="7218">
            <text:p>7218</text:p>
          </table:table-cell>
          <table:table-cell table:number-columns-repeated="4"/>
        </table:table-row>
        <table:table-row table:style-name="ro1">
          <table:table-cell office:value-type="string">
            <text:p>100 - 150</text:p>
          </table:table-cell>
          <table:table-cell office:value-type="float" office:value="2762">
            <text:p>2762</text:p>
          </table:table-cell>
          <table:table-cell table:number-columns-repeated="4"/>
        </table:table-row>
        <table:table-row table:style-name="ro1">
          <table:table-cell office:value-type="string">
            <text:p>150 - 200</text:p>
          </table:table-cell>
          <table:table-cell office:value-type="float" office:value="1874">
            <text:p>1874</text:p>
          </table:table-cell>
          <table:table-cell table:number-columns-repeated="4"/>
        </table:table-row>
        <table:table-row table:style-name="ro1">
          <table:table-cell office:value-type="string">
            <text:p>200 - 250</text:p>
          </table:table-cell>
          <table:table-cell office:value-type="float" office:value="1585">
            <text:p>1585</text:p>
          </table:table-cell>
          <table:table-cell table:number-columns-repeated="4"/>
        </table:table-row>
        <table:table-row table:style-name="ro1">
          <table:table-cell office:value-type="string">
            <text:p>250 - 300</text:p>
          </table:table-cell>
          <table:table-cell office:value-type="float" office:value="796">
            <text:p>796</text:p>
          </table:table-cell>
          <table:table-cell table:number-columns-repeated="4"/>
        </table:table-row>
        <table:table-row table:style-name="ro1">
          <table:table-cell office:value-type="string">
            <text:p>300 - 350</text:p>
          </table:table-cell>
          <table:table-cell office:value-type="float" office:value="2244">
            <text:p>2244</text:p>
          </table:table-cell>
          <table:table-cell table:number-columns-repeated="4"/>
        </table:table-row>
        <table:table-row table:style-name="ro1">
          <table:table-cell office:value-type="string">
            <text:p>350 - 400</text:p>
          </table:table-cell>
          <table:table-cell office:value-type="float" office:value="1630">
            <text:p>1630</text:p>
          </table:table-cell>
          <table:table-cell table:number-columns-repeated="4"/>
        </table:table-row>
        <table:table-row table:style-name="ro1">
          <table:table-cell office:value-type="string">
            <text:p>400 - 450</text:p>
          </table:table-cell>
          <table:table-cell office:value-type="float" office:value="3889">
            <text:p>3889</text:p>
          </table:table-cell>
          <table:table-cell table:number-columns-repeated="4"/>
        </table:table-row>
        <table:table-row table:style-name="ro1">
          <table:table-cell office:value-type="string">
            <text:p>450 - 500</text:p>
          </table:table-cell>
          <table:table-cell office:value-type="float" office:value="7471">
            <text:p>7471</text:p>
          </table:table-cell>
          <table:table-cell table:number-columns-repeated="4"/>
        </table:table-row>
        <table:table-row table:style-name="ro1">
          <table:table-cell office:value-type="string">
            <text:p>500 - 550</text:p>
          </table:table-cell>
          <table:table-cell office:value-type="float" office:value="5453">
            <text:p>5453</text:p>
          </table:table-cell>
          <table:table-cell table:number-columns-repeated="4"/>
        </table:table-row>
        <table:table-row table:style-name="ro1">
          <table:table-cell office:value-type="string">
            <text:p>550 - 600</text:p>
          </table:table-cell>
          <table:table-cell office:value-type="float" office:value="9787">
            <text:p>9787</text:p>
          </table:table-cell>
          <table:table-cell table:number-columns-repeated="4"/>
        </table:table-row>
        <table:table-row table:style-name="ro1">
          <table:table-cell office:value-type="string">
            <text:p>600 - 650</text:p>
          </table:table-cell>
          <table:table-cell office:value-type="float" office:value="7752">
            <text:p>7752</text:p>
          </table:table-cell>
          <table:table-cell table:number-columns-repeated="4"/>
        </table:table-row>
        <table:table-row table:style-name="ro1">
          <table:table-cell office:value-type="string">
            <text:p>650 - 700</text:p>
          </table:table-cell>
          <table:table-cell office:value-type="float" office:value="5203">
            <text:p>5203</text:p>
          </table:table-cell>
          <table:table-cell table:number-columns-repeated="4"/>
        </table:table-row>
        <table:table-row table:style-name="ro1">
          <table:table-cell office:value-type="string">
            <text:p>700 - 750</text:p>
          </table:table-cell>
          <table:table-cell office:value-type="float" office:value="6236">
            <text:p>6236</text:p>
          </table:table-cell>
          <table:table-cell table:number-columns-repeated="4"/>
        </table:table-row>
        <table:table-row table:style-name="ro1">
          <table:table-cell office:value-type="string">
            <text:p>750 - 800</text:p>
          </table:table-cell>
          <table:table-cell office:value-type="float" office:value="4818">
            <text:p>4818</text:p>
          </table:table-cell>
          <table:table-cell table:number-columns-repeated="4"/>
        </table:table-row>
        <table:table-row table:style-name="ro1">
          <table:table-cell office:value-type="string">
            <text:p>800 - 850</text:p>
          </table:table-cell>
          <table:table-cell office:value-type="float" office:value="3624">
            <text:p>3624</text:p>
          </table:table-cell>
          <table:table-cell table:number-columns-repeated="4"/>
        </table:table-row>
        <table:table-row table:style-name="ro1">
          <table:table-cell office:value-type="string">
            <text:p>850 - 900</text:p>
          </table:table-cell>
          <table:table-cell office:value-type="float" office:value="2118">
            <text:p>2118</text:p>
          </table:table-cell>
          <table:table-cell table:number-columns-repeated="4"/>
        </table:table-row>
        <table:table-row table:style-name="ro1">
          <table:table-cell office:value-type="string">
            <text:p>900 - 950</text:p>
          </table:table-cell>
          <table:table-cell office:value-type="float" office:value="3030">
            <text:p>3030</text:p>
          </table:table-cell>
          <table:table-cell table:number-columns-repeated="4"/>
        </table:table-row>
        <table:table-row table:style-name="ro1">
          <table:table-cell office:value-type="string">
            <text:p>950 - 1000</text:p>
          </table:table-cell>
          <table:table-cell office:value-type="float" office:value="5994">
            <text:p>5994</text:p>
          </table:table-cell>
          <table:table-cell table:number-columns-repeated="4"/>
        </table:table-row>
        <table:table-row table:style-name="ro1">
          <table:table-cell office:value-type="string">
            <text:p>1000 - 1050</text:p>
          </table:table-cell>
          <table:table-cell office:value-type="float" office:value="3207">
            <text:p>3207</text:p>
          </table:table-cell>
          <table:table-cell table:number-columns-repeated="4"/>
        </table:table-row>
        <table:table-row table:style-name="ro1">
          <table:table-cell office:value-type="string">
            <text:p>1050 - 1100</text:p>
          </table:table-cell>
          <table:table-cell office:value-type="float" office:value="2066">
            <text:p>2066</text:p>
          </table:table-cell>
          <table:table-cell table:number-columns-repeated="4"/>
        </table:table-row>
        <table:table-row table:style-name="ro1">
          <table:table-cell office:value-type="string">
            <text:p>1100 - 1150</text:p>
          </table:table-cell>
          <table:table-cell office:value-type="float" office:value="862">
            <text:p>862</text:p>
          </table:table-cell>
          <table:table-cell table:number-columns-repeated="4"/>
        </table:table-row>
        <table:table-row table:style-name="ro1">
          <table:table-cell office:value-type="string">
            <text:p>1150 - 1200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string">
            <text:p>1200 - 1250</text:p>
          </table:table-cell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string">
            <text:p>1250 - 1300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string">
            <text:p>1300 - 1350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string">
            <text:p>1350 - 1400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string">
            <text:p>1400 - 1450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string">
            <text:p>1450 - 1500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1500 - 155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1550 - 160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600 - 165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1650 - 17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700 - 17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750 - 18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850 - 19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950 - 20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150 - 22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200 - 22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500 - 25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450 - 35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Ay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465:.B538]))" office:value-type="float" office:value="103320">
            <text:p>103320</text:p>
          </table:table-cell>
          <table:table-cell table:formula="of:=(SUM([.B519:.B525]))" office:value-type="float" office:value="102211">
            <text:p>102211</text:p>
          </table:table-cell>
          <table:table-cell table:formula="of:=([.E464]*100/[.D464])" office:value-type="float" office:value="98.9266356949284">
            <text:p>98.9266356949</text:p>
          </table:table-cell>
        </table:table-row>
        <table:table-row table:style-name="ro1">
          <table:table-cell office:value-type="string">
            <text:p>-20 - -19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9.5 - -19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19.25 - -1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8.5 - -18.2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18 - -17.7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-17.75 - -17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7.5 - -17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7.25 - -1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7 - -16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6.75 - -16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6.5 - -16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6.25 - -1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6 - -15.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5.75 - -15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5.5 - -15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5.25 - -1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15 - -14.7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14.5 - -14.2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14 - -13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3.75 - -13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0.25 - -1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0 - -9.7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9.75 - -9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9.5 - -9.2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-9.25 - -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9 - -8.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8.75 - -8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8.5 - -8.2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-8.25 - -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-8 - -7.7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7.75 - -7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7.5 - -7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5.5 - -5.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5.25 - -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4.75 - -4.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4.5 - -4.2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-4.25 - -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4 - -3.7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3.75 - -3.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-3.5 - -3.25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-3.25 - -3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-3 - -2.7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-2.75 - -2.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-2.5 - -2.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2.25 - -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-2 - -1.75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-1.75 - -1.5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-1.5 - -1.25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-1.25 - -1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-1 - -0.75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-0.75 - -0.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-0.5 - -0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0.25 - 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0 - 0.25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string">
            <text:p>0.25 - 0.5</text:p>
          </table:table-cell>
          <table:table-cell office:value-type="float" office:value="358">
            <text:p>358</text:p>
          </table:table-cell>
          <table:table-cell table:number-columns-repeated="4"/>
        </table:table-row>
        <table:table-row table:style-name="ro1">
          <table:table-cell office:value-type="string">
            <text:p>0.5 - 0.75</text:p>
          </table:table-cell>
          <table:table-cell office:value-type="float" office:value="8180">
            <text:p>8180</text:p>
          </table:table-cell>
          <table:table-cell table:number-columns-repeated="4"/>
        </table:table-row>
        <table:table-row table:style-name="ro1">
          <table:table-cell office:value-type="string">
            <text:p>0.75 - 1</text:p>
          </table:table-cell>
          <table:table-cell office:value-type="float" office:value="32588">
            <text:p>32588</text:p>
          </table:table-cell>
          <table:table-cell table:number-columns-repeated="4"/>
        </table:table-row>
        <table:table-row table:style-name="ro1">
          <table:table-cell office:value-type="string">
            <text:p>1 - 1.25</text:p>
          </table:table-cell>
          <table:table-cell office:value-type="float" office:value="44691">
            <text:p>44691</text:p>
          </table:table-cell>
          <table:table-cell table:number-columns-repeated="4"/>
        </table:table-row>
        <table:table-row table:style-name="ro1">
          <table:table-cell office:value-type="string">
            <text:p>1.25 - 1.5</text:p>
          </table:table-cell>
          <table:table-cell office:value-type="float" office:value="13167">
            <text:p>13167</text:p>
          </table:table-cell>
          <table:table-cell table:number-columns-repeated="4"/>
        </table:table-row>
        <table:table-row table:style-name="ro1">
          <table:table-cell office:value-type="string">
            <text:p>1.5 - 1.75</text:p>
          </table:table-cell>
          <table:table-cell office:value-type="float" office:value="2796">
            <text:p>2796</text:p>
          </table:table-cell>
          <table:table-cell table:number-columns-repeated="4"/>
        </table:table-row>
        <table:table-row table:style-name="ro1">
          <table:table-cell office:value-type="string">
            <text:p>1.75 - 2</text:p>
          </table:table-cell>
          <table:table-cell office:value-type="float" office:value="431">
            <text:p>431</text:p>
          </table:table-cell>
          <table:table-cell table:number-columns-repeated="4"/>
        </table:table-row>
        <table:table-row table:style-name="ro1">
          <table:table-cell office:value-type="string">
            <text:p>2 - 2.25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string">
            <text:p>2.25 - 2.5</text:p>
          </table:table-cell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string">
            <text:p>2.5 - 2.75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2.75 - 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3 - 3.2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3.25 - 3.5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3.5 - 3.7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3.75 - 4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4 - 4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4.75 - 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5 - 5.2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5.25 - 5.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6 - 6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By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545:.B662]))" office:value-type="float" office:value="103320">
            <text:p>103320</text:p>
          </table:table-cell>
          <table:table-cell table:formula="of:=(SUM([.B620:.B633]))" office:value-type="float" office:value="100751">
            <text:p>100751</text:p>
          </table:table-cell>
          <table:table-cell table:formula="of:=([.E544]*100/[.D544])" office:value-type="float" office:value="97.5135501355014">
            <text:p>97.5135501355</text:p>
          </table:table-cell>
        </table:table-row>
        <table:table-row table:style-name="ro1">
          <table:table-cell office:value-type="string">
            <text:p>-34.5 - -34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4 - -33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3.75 - -33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33.5 - -33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2.25 - -3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31.5 - -31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1.25 - -3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-31 - -30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0.75 - -30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30.25 - -3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29.75 - -29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29.5 - -29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9 - -28.7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28.75 - -28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8.25 - -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27.75 - -27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27.5 - -27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27.25 - -2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26.5 - -26.2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26 - -25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5.5 - -25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5 - -24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9 - -18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8.5 - -18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8.25 - -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8 - -17.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7.75 - -17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17.5 - -17.25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-17.25 - -1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7 - -16.7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16.5 - -16.2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16.25 - -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6 - -15.7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-15.75 - -15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5.5 - -15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15.25 - -1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15 - -14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1 - -10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0.75 - -10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0.5 - -10.2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10.25 - -1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-10 - -9.7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9.75 - -9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9.5 - -9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9.25 - -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9 - -8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8.75 - -8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8.5 - -8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8.25 - -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-8 - -7.75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-7.75 - -7.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-7.5 - -7.25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-7.25 - -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7 - -6.7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-6.75 - -6.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-6.5 - -6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6.25 - -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-6 - -5.7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-5.75 - -5.5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-5.5 - -5.25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-5.25 - -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-5 - -4.75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-4.75 - -4.5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-4.5 - -4.2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-4.25 - -4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-4 - -3.7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-3.75 - -3.5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string">
            <text:p>-3.5 - -3.25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string">
            <text:p>-3.25 - -3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string">
            <text:p>-3 - -2.75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 office:value-type="string">
            <text:p>-2.75 - -2.5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string">
            <text:p>-2.5 - -2.2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-2.25 - -2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-2 - -1.75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string">
            <text:p>-1.75 - -1.5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string">
            <text:p>-1.5 - -1.25</text:p>
          </table:table-cell>
          <table:table-cell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string">
            <text:p>-1.25 - -1</text:p>
          </table:table-cell>
          <table:table-cell office:value-type="float" office:value="456">
            <text:p>456</text:p>
          </table:table-cell>
          <table:table-cell table:number-columns-repeated="4"/>
        </table:table-row>
        <table:table-row table:style-name="ro1">
          <table:table-cell office:value-type="string">
            <text:p>-1 - -0.75</text:p>
          </table:table-cell>
          <table:table-cell office:value-type="float" office:value="592">
            <text:p>592</text:p>
          </table:table-cell>
          <table:table-cell table:number-columns-repeated="4"/>
        </table:table-row>
        <table:table-row table:style-name="ro1">
          <table:table-cell office:value-type="string">
            <text:p>-0.75 - -0.5</text:p>
          </table:table-cell>
          <table:table-cell office:value-type="float" office:value="1005">
            <text:p>1005</text:p>
          </table:table-cell>
          <table:table-cell table:number-columns-repeated="4"/>
        </table:table-row>
        <table:table-row table:style-name="ro1">
          <table:table-cell office:value-type="string">
            <text:p>-0.5 - -0.25</text:p>
          </table:table-cell>
          <table:table-cell office:value-type="float" office:value="2294">
            <text:p>2294</text:p>
          </table:table-cell>
          <table:table-cell table:number-columns-repeated="4"/>
        </table:table-row>
        <table:table-row table:style-name="ro1">
          <table:table-cell office:value-type="string">
            <text:p>-0.25 - 0</text:p>
          </table:table-cell>
          <table:table-cell office:value-type="float" office:value="11596">
            <text:p>11596</text:p>
          </table:table-cell>
          <table:table-cell table:number-columns-repeated="4"/>
        </table:table-row>
        <table:table-row table:style-name="ro1">
          <table:table-cell office:value-type="string">
            <text:p>0 - 0.25</text:p>
          </table:table-cell>
          <table:table-cell office:value-type="float" office:value="64140">
            <text:p>64140</text:p>
          </table:table-cell>
          <table:table-cell table:number-columns-repeated="4"/>
        </table:table-row>
        <table:table-row table:style-name="ro1">
          <table:table-cell office:value-type="string">
            <text:p>0.25 - 0.5</text:p>
          </table:table-cell>
          <table:table-cell office:value-type="float" office:value="15482">
            <text:p>15482</text:p>
          </table:table-cell>
          <table:table-cell table:number-columns-repeated="4"/>
        </table:table-row>
        <table:table-row table:style-name="ro1">
          <table:table-cell office:value-type="string">
            <text:p>0.5 - 0.75</text:p>
          </table:table-cell>
          <table:table-cell office:value-type="float" office:value="2281">
            <text:p>2281</text:p>
          </table:table-cell>
          <table:table-cell table:number-columns-repeated="4"/>
        </table:table-row>
        <table:table-row table:style-name="ro1">
          <table:table-cell office:value-type="string">
            <text:p>0.75 - 1</text:p>
          </table:table-cell>
          <table:table-cell office:value-type="float" office:value="1322">
            <text:p>1322</text:p>
          </table:table-cell>
          <table:table-cell table:number-columns-repeated="4"/>
        </table:table-row>
        <table:table-row table:style-name="ro1">
          <table:table-cell office:value-type="string">
            <text:p>1 - 1.25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string">
            <text:p>1.25 - 1.5</text:p>
          </table:table-cell>
          <table:table-cell office:value-type="float" office:value="357">
            <text:p>357</text:p>
          </table:table-cell>
          <table:table-cell table:number-columns-repeated="4"/>
        </table:table-row>
        <table:table-row table:style-name="ro1">
          <table:table-cell office:value-type="string">
            <text:p>1.5 - 1.75</text:p>
          </table:table-cell>
          <table:table-cell office:value-type="float" office:value="306">
            <text:p>306</text:p>
          </table:table-cell>
          <table:table-cell table:number-columns-repeated="4"/>
        </table:table-row>
        <table:table-row table:style-name="ro1">
          <table:table-cell office:value-type="string">
            <text:p>1.75 - 2</text:p>
          </table:table-cell>
          <table:table-cell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string">
            <text:p>2 - 2.25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2.25 - 2.5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2.5 - 2.75</text:p>
          </table:table-cell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string">
            <text:p>2.75 - 3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3 - 3.2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3.25 - 3.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3.5 - 3.75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3.75 - 4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4 - 4.25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4.25 - 4.5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4.5 - 4.75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4.75 - 5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5 - 5.2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5.25 - 5.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5.5 - 5.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5.75 - 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6 - 6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.5 - 6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6.75 - 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7 - 7.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.25 - 7.5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7.5 - 7.7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8 - 8.2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8.25 - 8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8.5 - 8.7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8.75 - 9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9 - 9.2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9.25 - 9.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9.5 - 9.7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Cy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669:.B863]))" office:value-type="float" office:value="103320">
            <text:p>103320</text:p>
          </table:table-cell>
          <table:table-cell table:formula="of:=(SUM([.B717:.B744]))" office:value-type="float" office:value="100938">
            <text:p>100938</text:p>
          </table:table-cell>
          <table:table-cell table:formula="of:=([.E668]*100/[.D668])" office:value-type="float" office:value="97.6945412311266">
            <text:p>97.6945412311</text:p>
          </table:table-cell>
        </table:table-row>
        <table:table-row table:style-name="ro1">
          <table:table-cell office:value-type="string">
            <text:p>-3800 - -37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700 - -265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2600 - -25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2500 - -24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2450 - -24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2400 - -23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300 - -2250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-2250 - -22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2200 - -21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150 - -2100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-2050 - -20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2000 - -19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950 - -19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900 - -18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1850 - -18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1800 - -17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750 - -17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650 - -16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600 - -15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550 - -15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500 - -14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1450 - -140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-1400 - -135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-1350 - -13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1300 - -125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-1250 - -120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-1200 - -11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-1150 - -11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1100 - -105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-1050 - -10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-1000 - -9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-950 - -9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-900 - -85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-850 - -8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800 - -7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750 - -7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-700 - -65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-650 - -6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-600 - -55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-550 - -50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-500 - -45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-450 - -400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string">
            <text:p>-400 - -35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-350 - -30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-300 - -250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-250 - -20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-200 - -150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string">
            <text:p>-150 - -10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-100 - -50</text:p>
          </table:table-cell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string">
            <text:p>-50 - 0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string">
            <text:p>0 - 50</text:p>
          </table:table-cell>
          <table:table-cell office:value-type="float" office:value="1682">
            <text:p>1682</text:p>
          </table:table-cell>
          <table:table-cell table:number-columns-repeated="4"/>
        </table:table-row>
        <table:table-row table:style-name="ro1">
          <table:table-cell office:value-type="string">
            <text:p>50 - 100</text:p>
          </table:table-cell>
          <table:table-cell office:value-type="float" office:value="2886">
            <text:p>2886</text:p>
          </table:table-cell>
          <table:table-cell table:number-columns-repeated="4"/>
        </table:table-row>
        <table:table-row table:style-name="ro1">
          <table:table-cell office:value-type="string">
            <text:p>100 - 150</text:p>
          </table:table-cell>
          <table:table-cell office:value-type="float" office:value="2809">
            <text:p>2809</text:p>
          </table:table-cell>
          <table:table-cell table:number-columns-repeated="4"/>
        </table:table-row>
        <table:table-row table:style-name="ro1">
          <table:table-cell office:value-type="string">
            <text:p>150 - 200</text:p>
          </table:table-cell>
          <table:table-cell office:value-type="float" office:value="3226">
            <text:p>3226</text:p>
          </table:table-cell>
          <table:table-cell table:number-columns-repeated="4"/>
        </table:table-row>
        <table:table-row table:style-name="ro1">
          <table:table-cell office:value-type="string">
            <text:p>200 - 250</text:p>
          </table:table-cell>
          <table:table-cell office:value-type="float" office:value="2105">
            <text:p>2105</text:p>
          </table:table-cell>
          <table:table-cell table:number-columns-repeated="4"/>
        </table:table-row>
        <table:table-row table:style-name="ro1">
          <table:table-cell office:value-type="string">
            <text:p>250 - 300</text:p>
          </table:table-cell>
          <table:table-cell office:value-type="float" office:value="3687">
            <text:p>3687</text:p>
          </table:table-cell>
          <table:table-cell table:number-columns-repeated="4"/>
        </table:table-row>
        <table:table-row table:style-name="ro1">
          <table:table-cell office:value-type="string">
            <text:p>300 - 350</text:p>
          </table:table-cell>
          <table:table-cell office:value-type="float" office:value="9577">
            <text:p>9577</text:p>
          </table:table-cell>
          <table:table-cell table:number-columns-repeated="4"/>
        </table:table-row>
        <table:table-row table:style-name="ro1">
          <table:table-cell office:value-type="string">
            <text:p>350 - 400</text:p>
          </table:table-cell>
          <table:table-cell office:value-type="float" office:value="7715">
            <text:p>7715</text:p>
          </table:table-cell>
          <table:table-cell table:number-columns-repeated="4"/>
        </table:table-row>
        <table:table-row table:style-name="ro1">
          <table:table-cell office:value-type="string">
            <text:p>400 - 450</text:p>
          </table:table-cell>
          <table:table-cell office:value-type="float" office:value="8054">
            <text:p>8054</text:p>
          </table:table-cell>
          <table:table-cell table:number-columns-repeated="4"/>
        </table:table-row>
        <table:table-row table:style-name="ro1">
          <table:table-cell office:value-type="string">
            <text:p>450 - 500</text:p>
          </table:table-cell>
          <table:table-cell office:value-type="float" office:value="3187">
            <text:p>3187</text:p>
          </table:table-cell>
          <table:table-cell table:number-columns-repeated="4"/>
        </table:table-row>
        <table:table-row table:style-name="ro1">
          <table:table-cell office:value-type="string">
            <text:p>500 - 550</text:p>
          </table:table-cell>
          <table:table-cell office:value-type="float" office:value="2472">
            <text:p>2472</text:p>
          </table:table-cell>
          <table:table-cell table:number-columns-repeated="4"/>
        </table:table-row>
        <table:table-row table:style-name="ro1">
          <table:table-cell office:value-type="string">
            <text:p>550 - 600</text:p>
          </table:table-cell>
          <table:table-cell office:value-type="float" office:value="975">
            <text:p>975</text:p>
          </table:table-cell>
          <table:table-cell table:number-columns-repeated="4"/>
        </table:table-row>
        <table:table-row table:style-name="ro1">
          <table:table-cell office:value-type="string">
            <text:p>600 - 650</text:p>
          </table:table-cell>
          <table:table-cell office:value-type="float" office:value="2214">
            <text:p>2214</text:p>
          </table:table-cell>
          <table:table-cell table:number-columns-repeated="4"/>
        </table:table-row>
        <table:table-row table:style-name="ro1">
          <table:table-cell office:value-type="string">
            <text:p>650 - 700</text:p>
          </table:table-cell>
          <table:table-cell office:value-type="float" office:value="2823">
            <text:p>2823</text:p>
          </table:table-cell>
          <table:table-cell table:number-columns-repeated="4"/>
        </table:table-row>
        <table:table-row table:style-name="ro1">
          <table:table-cell office:value-type="string">
            <text:p>700 - 750</text:p>
          </table:table-cell>
          <table:table-cell office:value-type="float" office:value="10087">
            <text:p>10087</text:p>
          </table:table-cell>
          <table:table-cell table:number-columns-repeated="4"/>
        </table:table-row>
        <table:table-row table:style-name="ro1">
          <table:table-cell office:value-type="string">
            <text:p>750 - 800</text:p>
          </table:table-cell>
          <table:table-cell office:value-type="float" office:value="11698">
            <text:p>11698</text:p>
          </table:table-cell>
          <table:table-cell table:number-columns-repeated="4"/>
        </table:table-row>
        <table:table-row table:style-name="ro1">
          <table:table-cell office:value-type="string">
            <text:p>800 - 850</text:p>
          </table:table-cell>
          <table:table-cell office:value-type="float" office:value="5960">
            <text:p>5960</text:p>
          </table:table-cell>
          <table:table-cell table:number-columns-repeated="4"/>
        </table:table-row>
        <table:table-row table:style-name="ro1">
          <table:table-cell office:value-type="string">
            <text:p>850 - 900</text:p>
          </table:table-cell>
          <table:table-cell office:value-type="float" office:value="3279">
            <text:p>3279</text:p>
          </table:table-cell>
          <table:table-cell table:number-columns-repeated="4"/>
        </table:table-row>
        <table:table-row table:style-name="ro1">
          <table:table-cell office:value-type="string">
            <text:p>900 - 950</text:p>
          </table:table-cell>
          <table:table-cell office:value-type="float" office:value="4341">
            <text:p>4341</text:p>
          </table:table-cell>
          <table:table-cell table:number-columns-repeated="4"/>
        </table:table-row>
        <table:table-row table:style-name="ro1">
          <table:table-cell office:value-type="string">
            <text:p>950 - 1000</text:p>
          </table:table-cell>
          <table:table-cell office:value-type="float" office:value="3430">
            <text:p>3430</text:p>
          </table:table-cell>
          <table:table-cell table:number-columns-repeated="4"/>
        </table:table-row>
        <table:table-row table:style-name="ro1">
          <table:table-cell office:value-type="string">
            <text:p>1000 - 1050</text:p>
          </table:table-cell>
          <table:table-cell office:value-type="float" office:value="3478">
            <text:p>3478</text:p>
          </table:table-cell>
          <table:table-cell table:number-columns-repeated="4"/>
        </table:table-row>
        <table:table-row table:style-name="ro1">
          <table:table-cell office:value-type="string">
            <text:p>1050 - 1100</text:p>
          </table:table-cell>
          <table:table-cell office:value-type="float" office:value="2090">
            <text:p>2090</text:p>
          </table:table-cell>
          <table:table-cell table:number-columns-repeated="4"/>
        </table:table-row>
        <table:table-row table:style-name="ro1">
          <table:table-cell office:value-type="string">
            <text:p>1100 - 1150</text:p>
          </table:table-cell>
          <table:table-cell office:value-type="float" office:value="1040">
            <text:p>1040</text:p>
          </table:table-cell>
          <table:table-cell table:number-columns-repeated="4"/>
        </table:table-row>
        <table:table-row table:style-name="ro1">
          <table:table-cell office:value-type="string">
            <text:p>1150 - 1200</text:p>
          </table:table-cell>
          <table:table-cell office:value-type="float" office:value="1071">
            <text:p>1071</text:p>
          </table:table-cell>
          <table:table-cell table:number-columns-repeated="4"/>
        </table:table-row>
        <table:table-row table:style-name="ro1">
          <table:table-cell office:value-type="string">
            <text:p>1200 - 1250</text:p>
          </table:table-cell>
          <table:table-cell office:value-type="float" office:value="463">
            <text:p>463</text:p>
          </table:table-cell>
          <table:table-cell table:number-columns-repeated="4"/>
        </table:table-row>
        <table:table-row table:style-name="ro1">
          <table:table-cell office:value-type="string">
            <text:p>1250 - 1300</text:p>
          </table:table-cell>
          <table:table-cell office:value-type="float" office:value="231">
            <text:p>231</text:p>
          </table:table-cell>
          <table:table-cell table:number-columns-repeated="4"/>
        </table:table-row>
        <table:table-row table:style-name="ro1">
          <table:table-cell office:value-type="string">
            <text:p>1300 - 1350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string">
            <text:p>1350 - 1400</text:p>
          </table:table-cell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string">
            <text:p>1400 - 1450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1450 - 1500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1500 - 1550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1550 - 1600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string">
            <text:p>1600 - 1650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1650 - 1700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1700 - 1750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string">
            <text:p>1750 - 1800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1800 - 1850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1850 - 1900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string">
            <text:p>1900 - 1950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1950 - 2000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2000 - 205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2050 - 210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2100 - 2150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string">
            <text:p>2150 - 220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2200 - 22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250 - 23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300 - 235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2350 - 240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2400 - 2450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2450 - 250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2500 - 255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2550 - 26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600 - 26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700 - 275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2750 - 280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2800 - 2850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2850 - 29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2900 - 295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2950 - 300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3000 - 30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3050 - 31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100 - 31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150 - 32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200 - 325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300 - 33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350 - 34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400 - 34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3500 - 35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550 - 36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600 - 36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650 - 37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700 - 37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800 - 385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3850 - 39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900 - 395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4000 - 405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4050 - 41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4100 - 415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4150 - 4200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string">
            <text:p>4200 - 4250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4250 - 43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4350 - 44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4400 - 44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4450 - 45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4500 - 45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4550 - 46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4600 - 46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4650 - 47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4700 - 47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4750 - 48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4800 - 48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5000 - 50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050 - 51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5100 - 51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150 - 52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5200 - 52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5250 - 53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5300 - 53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300 - 73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7400 - 74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500 - 75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600 - 76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700 - 77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750 - 78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850 - 79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7950 - 80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8000 - 80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8150 - 82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8200 - 82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8250 - 83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8300 - 83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8400 - 84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8550 - 86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8600 - 86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8650 - 87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8700 - 87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8900 - 895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8950 - 90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9050 - 91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9150 - 92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9300 - 93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9400 - 94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9600 - 96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2400 - 124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600 - 126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900 - 129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3100 - 131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3350 - 134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3600 - 136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3650 - 137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3800 - 138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3850 - 139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4150 - 142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4250 - 143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4500 - 145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4600 - 146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4800 - 148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5000 - 150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5150 - 152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5300 - 1535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5350 - 154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5750 - 158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6300 - 163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6450 - 165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6800 - 168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Variance distance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870:.B1036]))" office:value-type="float" office:value="325268">
            <text:p>325268</text:p>
          </table:table-cell>
          <table:table-cell table:formula="of:=(SUM([.B870:.B883]))" office:value-type="float" office:value="312801">
            <text:p>312801</text:p>
          </table:table-cell>
          <table:table-cell table:formula="of:=([.E869]*100/[.D869])" office:value-type="float" office:value="96.1671606183209">
            <text:p>96.1671606183</text:p>
          </table:table-cell>
        </table:table-row>
        <table:table-row table:style-name="ro1">
          <table:table-cell office:value-type="string">
            <text:p>0 - 0.1</text:p>
          </table:table-cell>
          <table:table-cell office:value-type="float" office:value="157532">
            <text:p>157532</text:p>
          </table:table-cell>
          <table:table-cell table:number-columns-repeated="4"/>
        </table:table-row>
        <table:table-row table:style-name="ro1">
          <table:table-cell office:value-type="string">
            <text:p>0.1 - 0.2</text:p>
          </table:table-cell>
          <table:table-cell office:value-type="float" office:value="74544">
            <text:p>74544</text:p>
          </table:table-cell>
          <table:table-cell table:number-columns-repeated="4"/>
        </table:table-row>
        <table:table-row table:style-name="ro1">
          <table:table-cell office:value-type="string">
            <text:p>0.2 - 0.3</text:p>
          </table:table-cell>
          <table:table-cell office:value-type="float" office:value="34649">
            <text:p>34649</text:p>
          </table:table-cell>
          <table:table-cell table:number-columns-repeated="4"/>
        </table:table-row>
        <table:table-row table:style-name="ro1">
          <table:table-cell office:value-type="string">
            <text:p>0.3 - 0.4</text:p>
          </table:table-cell>
          <table:table-cell office:value-type="float" office:value="15553">
            <text:p>15553</text:p>
          </table:table-cell>
          <table:table-cell table:number-columns-repeated="4"/>
        </table:table-row>
        <table:table-row table:style-name="ro1">
          <table:table-cell office:value-type="string">
            <text:p>0.4 - 0.5</text:p>
          </table:table-cell>
          <table:table-cell office:value-type="float" office:value="7896">
            <text:p>7896</text:p>
          </table:table-cell>
          <table:table-cell table:number-columns-repeated="4"/>
        </table:table-row>
        <table:table-row table:style-name="ro1">
          <table:table-cell office:value-type="string">
            <text:p>0.5 - 0.6</text:p>
          </table:table-cell>
          <table:table-cell office:value-type="float" office:value="4379">
            <text:p>4379</text:p>
          </table:table-cell>
          <table:table-cell table:number-columns-repeated="4"/>
        </table:table-row>
        <table:table-row table:style-name="ro1">
          <table:table-cell office:value-type="string">
            <text:p>0.6 - 0.7</text:p>
          </table:table-cell>
          <table:table-cell office:value-type="float" office:value="3274">
            <text:p>3274</text:p>
          </table:table-cell>
          <table:table-cell table:number-columns-repeated="4"/>
        </table:table-row>
        <table:table-row table:style-name="ro1">
          <table:table-cell office:value-type="string">
            <text:p>0.7 - 0.8</text:p>
          </table:table-cell>
          <table:table-cell office:value-type="float" office:value="2737">
            <text:p>2737</text:p>
          </table:table-cell>
          <table:table-cell table:number-columns-repeated="4"/>
        </table:table-row>
        <table:table-row table:style-name="ro1">
          <table:table-cell office:value-type="string">
            <text:p>0.8 - 0.9</text:p>
          </table:table-cell>
          <table:table-cell office:value-type="float" office:value="2503">
            <text:p>2503</text:p>
          </table:table-cell>
          <table:table-cell table:number-columns-repeated="4"/>
        </table:table-row>
        <table:table-row table:style-name="ro1">
          <table:table-cell office:value-type="string">
            <text:p>0.9 - 1</text:p>
          </table:table-cell>
          <table:table-cell office:value-type="float" office:value="2896">
            <text:p>2896</text:p>
          </table:table-cell>
          <table:table-cell table:number-columns-repeated="4"/>
        </table:table-row>
        <table:table-row table:style-name="ro1">
          <table:table-cell office:value-type="string">
            <text:p>1 - 1.1</text:p>
          </table:table-cell>
          <table:table-cell office:value-type="float" office:value="2049">
            <text:p>2049</text:p>
          </table:table-cell>
          <table:table-cell table:number-columns-repeated="4"/>
        </table:table-row>
        <table:table-row table:style-name="ro1">
          <table:table-cell office:value-type="string">
            <text:p>1.1 - 1.2</text:p>
          </table:table-cell>
          <table:table-cell office:value-type="float" office:value="1848">
            <text:p>1848</text:p>
          </table:table-cell>
          <table:table-cell table:number-columns-repeated="4"/>
        </table:table-row>
        <table:table-row table:style-name="ro1">
          <table:table-cell office:value-type="string">
            <text:p>1.2 - 1.3</text:p>
          </table:table-cell>
          <table:table-cell office:value-type="float" office:value="1628">
            <text:p>1628</text:p>
          </table:table-cell>
          <table:table-cell table:number-columns-repeated="4"/>
        </table:table-row>
        <table:table-row table:style-name="ro1">
          <table:table-cell office:value-type="string">
            <text:p>1.3 - 1.4</text:p>
          </table:table-cell>
          <table:table-cell office:value-type="float" office:value="1313">
            <text:p>1313</text:p>
          </table:table-cell>
          <table:table-cell table:number-columns-repeated="4"/>
        </table:table-row>
        <table:table-row table:style-name="ro1">
          <table:table-cell office:value-type="string">
            <text:p>1.4 - 1.5</text:p>
          </table:table-cell>
          <table:table-cell office:value-type="float" office:value="662">
            <text:p>662</text:p>
          </table:table-cell>
          <table:table-cell table:number-columns-repeated="4"/>
        </table:table-row>
        <table:table-row table:style-name="ro1">
          <table:table-cell office:value-type="string">
            <text:p>1.5 - 1.6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 office:value-type="string">
            <text:p>1.6 - 1.7</text:p>
          </table:table-cell>
          <table:table-cell office:value-type="float" office:value="677">
            <text:p>677</text:p>
          </table:table-cell>
          <table:table-cell table:number-columns-repeated="4"/>
        </table:table-row>
        <table:table-row table:style-name="ro1">
          <table:table-cell office:value-type="string">
            <text:p>1.7 - 1.8</text:p>
          </table:table-cell>
          <table:table-cell office:value-type="float" office:value="674">
            <text:p>674</text:p>
          </table:table-cell>
          <table:table-cell table:number-columns-repeated="4"/>
        </table:table-row>
        <table:table-row table:style-name="ro1">
          <table:table-cell office:value-type="string">
            <text:p>1.8 - 1.9</text:p>
          </table:table-cell>
          <table:table-cell office:value-type="float" office:value="535">
            <text:p>535</text:p>
          </table:table-cell>
          <table:table-cell table:number-columns-repeated="4"/>
        </table:table-row>
        <table:table-row table:style-name="ro1">
          <table:table-cell office:value-type="string">
            <text:p>1.9 - 2</text:p>
          </table:table-cell>
          <table:table-cell office:value-type="float" office:value="450">
            <text:p>450</text:p>
          </table:table-cell>
          <table:table-cell table:number-columns-repeated="4"/>
        </table:table-row>
        <table:table-row table:style-name="ro1">
          <table:table-cell office:value-type="string">
            <text:p>2 - 2.1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1">
          <table:table-cell office:value-type="string">
            <text:p>2.1 - 2.2</text:p>
          </table:table-cell>
          <table:table-cell office:value-type="float" office:value="326">
            <text:p>326</text:p>
          </table:table-cell>
          <table:table-cell table:number-columns-repeated="4"/>
        </table:table-row>
        <table:table-row table:style-name="ro1">
          <table:table-cell office:value-type="string">
            <text:p>2.2 - 2.3</text:p>
          </table:table-cell>
          <table:table-cell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string">
            <text:p>2.3 - 2.4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string">
            <text:p>2.4 - 2.5</text:p>
          </table:table-cell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string">
            <text:p>2.5 - 2.6</text:p>
          </table:table-cell>
          <table:table-cell office:value-type="float" office:value="352">
            <text:p>352</text:p>
          </table:table-cell>
          <table:table-cell table:number-columns-repeated="4"/>
        </table:table-row>
        <table:table-row table:style-name="ro1">
          <table:table-cell office:value-type="string">
            <text:p>2.6 - 2.7</text:p>
          </table:table-cell>
          <table:table-cell office:value-type="float" office:value="302">
            <text:p>302</text:p>
          </table:table-cell>
          <table:table-cell table:number-columns-repeated="4"/>
        </table:table-row>
        <table:table-row table:style-name="ro1">
          <table:table-cell office:value-type="string">
            <text:p>2.7 - 2.8</text:p>
          </table:table-cell>
          <table:table-cell office:value-type="float" office:value="262">
            <text:p>262</text:p>
          </table:table-cell>
          <table:table-cell table:number-columns-repeated="4"/>
        </table:table-row>
        <table:table-row table:style-name="ro1">
          <table:table-cell office:value-type="string">
            <text:p>2.8 - 2.9</text:p>
          </table:table-cell>
          <table:table-cell office:value-type="float" office:value="336">
            <text:p>336</text:p>
          </table:table-cell>
          <table:table-cell table:number-columns-repeated="4"/>
        </table:table-row>
        <table:table-row table:style-name="ro1">
          <table:table-cell office:value-type="string">
            <text:p>2.9 - 3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1">
          <table:table-cell office:value-type="string">
            <text:p>3 - 3.1</text:p>
          </table:table-cell>
          <table:table-cell office:value-type="float" office:value="352">
            <text:p>352</text:p>
          </table:table-cell>
          <table:table-cell table:number-columns-repeated="4"/>
        </table:table-row>
        <table:table-row table:style-name="ro1">
          <table:table-cell office:value-type="string">
            <text:p>3.1 - 3.2</text:p>
          </table:table-cell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string">
            <text:p>3.2 - 3.3</text:p>
          </table:table-cell>
          <table:table-cell office:value-type="float" office:value="457">
            <text:p>457</text:p>
          </table:table-cell>
          <table:table-cell table:number-columns-repeated="4"/>
        </table:table-row>
        <table:table-row table:style-name="ro1">
          <table:table-cell office:value-type="string">
            <text:p>3.3 - 3.4</text:p>
          </table:table-cell>
          <table:table-cell office:value-type="float" office:value="609">
            <text:p>609</text:p>
          </table:table-cell>
          <table:table-cell table:number-columns-repeated="4"/>
        </table:table-row>
        <table:table-row table:style-name="ro1">
          <table:table-cell office:value-type="string">
            <text:p>3.4 - 3.5</text:p>
          </table:table-cell>
          <table:table-cell office:value-type="float" office:value="446">
            <text:p>446</text:p>
          </table:table-cell>
          <table:table-cell table:number-columns-repeated="4"/>
        </table:table-row>
        <table:table-row table:style-name="ro1">
          <table:table-cell office:value-type="string">
            <text:p>3.5 - 3.6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string">
            <text:p>3.6 - 3.7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string">
            <text:p>3.7 - 3.8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string">
            <text:p>3.8 - 3.9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3.9 - 4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4 - 4.1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4.1 - 4.2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4.2 - 4.3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4.3 - 4.4</text:p>
          </table:table-cell>
          <table:table-cell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string">
            <text:p>4.4 - 4.5</text:p>
          </table:table-cell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string">
            <text:p>4.5 - 4.6</text:p>
          </table:table-cell>
          <table:table-cell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string">
            <text:p>4.6 - 4.7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string">
            <text:p>4.7 - 4.8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string">
            <text:p>4.8 - 4.9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4.9 - 5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5 - 5.1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5.1 - 5.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5.2 - 5.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5.3 - 5.4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5.4 - 5.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5.5 - 5.6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string">
            <text:p>5.6 - 5.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5.7 - 5.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5.8 - 5.9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5.9 - 6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6 - 6.1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6.1 - 6.2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6.2 - 6.3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6.3 - 6.4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6.4 - 6.5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6.5 - 6.6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6.6 - 6.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6.7 - 6.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6.8 - 6.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6.9 - 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7 - 7.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.1 - 7.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7.2 - 7.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7.4 - 7.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7.5 - 7.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7.6 - 7.7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7.7 - 7.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7.9 - 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8.3 - 8.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8.4 - 8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8.5 - 8.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8.6 - 8.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8.7 - 8.8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8.8 - 8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8.9 - 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9 - 9.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9.1 - 9.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9.2 - 9.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9.3 - 9.4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9.4 - 9.5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9.5 - 9.6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9.6 - 9.7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9.7 - 9.8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string">
            <text:p>9.8 - 9.9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9.9 - 10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string">
            <text:p>10 - 10.1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string">
            <text:p>10.1 - 10.2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10.2 - 10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0.3 - 10.4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0.4 - 10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0.5 - 10.6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10.6 - 10.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0.9 - 1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1 - 11.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1.1 - 11.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.2 - 11.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1.3 - 11.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.5 - 11.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.6 - 11.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.7 - 11.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.8 - 11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1.9 - 1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2 - 12.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.1 - 12.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2.2 - 12.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.3 - 12.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2.5 - 12.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2.6 - 12.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2.7 - 12.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.8 - 12.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2.9 - 1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3 - 13.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3.1 - 13.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3.2 - 13.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3.3 - 13.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3.5 - 13.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3.6 - 13.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4.3 - 14.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4.4 - 14.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4.5 - 14.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14.6 - 14.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4.7 - 14.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5 - 15.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5.1 - 15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5.2 - 15.3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15.3 - 15.4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15.4 - 15.5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15.5 - 15.6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15.6 - 15.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15.7 - 15.8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15.8 - 15.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5.9 - 1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6 - 16.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16.1 - 16.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16.2 - 16.3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16.3 - 16.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16.4 - 16.5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16.5 - 16.6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16.6 - 16.7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16.7 - 16.8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16.8 - 16.9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16.9 - 17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string">
            <text:p>17 - 17.1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17.1 - 17.2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17.2 - 17.3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17.3 - 17.4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17.4 - 17.5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17.5 - 17.6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17.6 - 17.7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17.7 - 17.8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17.8 - 17.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7.9 - 18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8 - 18.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8.4 - 18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8.5 - 18.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8.6 - 18.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8.7 - 18.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Variance angle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1043:.B1060]))" office:value-type="float" office:value="325268">
            <text:p>325268</text:p>
          </table:table-cell>
          <table:table-cell table:formula="of:=(SUM([.B1043:.B1050]))" office:value-type="float" office:value="316185">
            <text:p>316185</text:p>
          </table:table-cell>
          <table:table-cell table:formula="of:=([.E1042]*100/[.D1042])" office:value-type="float" office:value="97.2075334800841">
            <text:p>97.2075334801</text:p>
          </table:table-cell>
        </table:table-row>
        <table:table-row table:style-name="ro1">
          <table:table-cell office:value-type="string">
            <text:p>0 - 0.1</text:p>
          </table:table-cell>
          <table:table-cell office:value-type="float" office:value="160745">
            <text:p>160745</text:p>
          </table:table-cell>
          <table:table-cell table:number-columns-repeated="4"/>
        </table:table-row>
        <table:table-row table:style-name="ro1">
          <table:table-cell office:value-type="string">
            <text:p>0.1 - 0.2</text:p>
          </table:table-cell>
          <table:table-cell office:value-type="float" office:value="62643">
            <text:p>62643</text:p>
          </table:table-cell>
          <table:table-cell table:number-columns-repeated="4"/>
        </table:table-row>
        <table:table-row table:style-name="ro1">
          <table:table-cell office:value-type="string">
            <text:p>0.2 - 0.3</text:p>
          </table:table-cell>
          <table:table-cell office:value-type="float" office:value="33108">
            <text:p>33108</text:p>
          </table:table-cell>
          <table:table-cell table:number-columns-repeated="4"/>
        </table:table-row>
        <table:table-row table:style-name="ro1">
          <table:table-cell office:value-type="string">
            <text:p>0.3 - 0.4</text:p>
          </table:table-cell>
          <table:table-cell office:value-type="float" office:value="22431">
            <text:p>22431</text:p>
          </table:table-cell>
          <table:table-cell table:number-columns-repeated="4"/>
        </table:table-row>
        <table:table-row table:style-name="ro1">
          <table:table-cell office:value-type="string">
            <text:p>0.4 - 0.5</text:p>
          </table:table-cell>
          <table:table-cell office:value-type="float" office:value="15730">
            <text:p>15730</text:p>
          </table:table-cell>
          <table:table-cell table:number-columns-repeated="4"/>
        </table:table-row>
        <table:table-row table:style-name="ro1">
          <table:table-cell office:value-type="string">
            <text:p>0.5 - 0.6</text:p>
          </table:table-cell>
          <table:table-cell office:value-type="float" office:value="9861">
            <text:p>9861</text:p>
          </table:table-cell>
          <table:table-cell table:number-columns-repeated="4"/>
        </table:table-row>
        <table:table-row table:style-name="ro1">
          <table:table-cell office:value-type="string">
            <text:p>0.6 - 0.7</text:p>
          </table:table-cell>
          <table:table-cell office:value-type="float" office:value="6206">
            <text:p>6206</text:p>
          </table:table-cell>
          <table:table-cell table:number-columns-repeated="4"/>
        </table:table-row>
        <table:table-row table:style-name="ro1">
          <table:table-cell office:value-type="string">
            <text:p>0.7 - 0.8</text:p>
          </table:table-cell>
          <table:table-cell office:value-type="float" office:value="5461">
            <text:p>5461</text:p>
          </table:table-cell>
          <table:table-cell table:number-columns-repeated="4"/>
        </table:table-row>
        <table:table-row table:style-name="ro1">
          <table:table-cell office:value-type="string">
            <text:p>0.8 - 0.9</text:p>
          </table:table-cell>
          <table:table-cell office:value-type="float" office:value="4029">
            <text:p>4029</text:p>
          </table:table-cell>
          <table:table-cell table:number-columns-repeated="4"/>
        </table:table-row>
        <table:table-row table:style-name="ro1">
          <table:table-cell office:value-type="string">
            <text:p>0.9 - 1</text:p>
          </table:table-cell>
          <table:table-cell office:value-type="float" office:value="2515">
            <text:p>2515</text:p>
          </table:table-cell>
          <table:table-cell table:number-columns-repeated="4"/>
        </table:table-row>
        <table:table-row table:style-name="ro1">
          <table:table-cell office:value-type="string">
            <text:p>1 - 1.1</text:p>
          </table:table-cell>
          <table:table-cell office:value-type="float" office:value="1546">
            <text:p>1546</text:p>
          </table:table-cell>
          <table:table-cell table:number-columns-repeated="4"/>
        </table:table-row>
        <table:table-row table:style-name="ro1">
          <table:table-cell office:value-type="string">
            <text:p>1.1 - 1.2</text:p>
          </table:table-cell>
          <table:table-cell office:value-type="float" office:value="630">
            <text:p>630</text:p>
          </table:table-cell>
          <table:table-cell table:number-columns-repeated="4"/>
        </table:table-row>
        <table:table-row table:style-name="ro1">
          <table:table-cell office:value-type="string">
            <text:p>1.2 - 1.3</text:p>
          </table:table-cell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string">
            <text:p>1.3 - 1.4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1.4 - 1.5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1.5 - 1.6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1.6 - 1.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2.2 - 2.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Variance Ax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1067:.B1174]))" office:value-type="float" office:value="325268">
            <text:p>325268</text:p>
          </table:table-cell>
          <table:table-cell table:formula="of:=(SUM([.B1067:.B1080]))" office:value-type="float" office:value="318293">
            <text:p>318293</text:p>
          </table:table-cell>
          <table:table-cell table:formula="of:=([.E1066]*100/[.D1066])" office:value-type="float" office:value="97.8556144471636">
            <text:p>97.8556144472</text:p>
          </table:table-cell>
        </table:table-row>
        <table:table-row table:style-name="ro1">
          <table:table-cell office:value-type="string">
            <text:p>0 - 0.1</text:p>
          </table:table-cell>
          <table:table-cell office:value-type="float" office:value="165620">
            <text:p>165620</text:p>
          </table:table-cell>
          <table:table-cell table:number-columns-repeated="4"/>
        </table:table-row>
        <table:table-row table:style-name="ro1">
          <table:table-cell office:value-type="string">
            <text:p>0.1 - 0.2</text:p>
          </table:table-cell>
          <table:table-cell office:value-type="float" office:value="79553">
            <text:p>79553</text:p>
          </table:table-cell>
          <table:table-cell table:number-columns-repeated="4"/>
        </table:table-row>
        <table:table-row table:style-name="ro1">
          <table:table-cell office:value-type="string">
            <text:p>0.2 - 0.3</text:p>
          </table:table-cell>
          <table:table-cell office:value-type="float" office:value="35434">
            <text:p>35434</text:p>
          </table:table-cell>
          <table:table-cell table:number-columns-repeated="4"/>
        </table:table-row>
        <table:table-row table:style-name="ro1">
          <table:table-cell office:value-type="string">
            <text:p>0.3 - 0.4</text:p>
          </table:table-cell>
          <table:table-cell office:value-type="float" office:value="15029">
            <text:p>15029</text:p>
          </table:table-cell>
          <table:table-cell table:number-columns-repeated="4"/>
        </table:table-row>
        <table:table-row table:style-name="ro1">
          <table:table-cell office:value-type="string">
            <text:p>0.4 - 0.5</text:p>
          </table:table-cell>
          <table:table-cell office:value-type="float" office:value="7572">
            <text:p>7572</text:p>
          </table:table-cell>
          <table:table-cell table:number-columns-repeated="4"/>
        </table:table-row>
        <table:table-row table:style-name="ro1">
          <table:table-cell office:value-type="string">
            <text:p>0.5 - 0.6</text:p>
          </table:table-cell>
          <table:table-cell office:value-type="float" office:value="4494">
            <text:p>4494</text:p>
          </table:table-cell>
          <table:table-cell table:number-columns-repeated="4"/>
        </table:table-row>
        <table:table-row table:style-name="ro1">
          <table:table-cell office:value-type="string">
            <text:p>0.6 - 0.7</text:p>
          </table:table-cell>
          <table:table-cell office:value-type="float" office:value="2839">
            <text:p>2839</text:p>
          </table:table-cell>
          <table:table-cell table:number-columns-repeated="4"/>
        </table:table-row>
        <table:table-row table:style-name="ro1">
          <table:table-cell office:value-type="string">
            <text:p>0.7 - 0.8</text:p>
          </table:table-cell>
          <table:table-cell office:value-type="float" office:value="1960">
            <text:p>1960</text:p>
          </table:table-cell>
          <table:table-cell table:number-columns-repeated="4"/>
        </table:table-row>
        <table:table-row table:style-name="ro1">
          <table:table-cell office:value-type="string">
            <text:p>0.8 - 0.9</text:p>
          </table:table-cell>
          <table:table-cell office:value-type="float" office:value="1670">
            <text:p>1670</text:p>
          </table:table-cell>
          <table:table-cell table:number-columns-repeated="4"/>
        </table:table-row>
        <table:table-row table:style-name="ro1">
          <table:table-cell office:value-type="string">
            <text:p>0.9 - 1</text:p>
          </table:table-cell>
          <table:table-cell office:value-type="float" office:value="1029">
            <text:p>1029</text:p>
          </table:table-cell>
          <table:table-cell table:number-columns-repeated="4"/>
        </table:table-row>
        <table:table-row table:style-name="ro1">
          <table:table-cell office:value-type="string">
            <text:p>1 - 1.1</text:p>
          </table:table-cell>
          <table:table-cell office:value-type="float" office:value="794">
            <text:p>794</text:p>
          </table:table-cell>
          <table:table-cell table:number-columns-repeated="4"/>
        </table:table-row>
        <table:table-row table:style-name="ro1">
          <table:table-cell office:value-type="string">
            <text:p>1.1 - 1.2</text:p>
          </table:table-cell>
          <table:table-cell office:value-type="float" office:value="733">
            <text:p>733</text:p>
          </table:table-cell>
          <table:table-cell table:number-columns-repeated="4"/>
        </table:table-row>
        <table:table-row table:style-name="ro1">
          <table:table-cell office:value-type="string">
            <text:p>1.2 - 1.3</text:p>
          </table:table-cell>
          <table:table-cell office:value-type="float" office:value="774">
            <text:p>774</text:p>
          </table:table-cell>
          <table:table-cell table:number-columns-repeated="4"/>
        </table:table-row>
        <table:table-row table:style-name="ro1">
          <table:table-cell office:value-type="string">
            <text:p>1.3 - 1.4</text:p>
          </table:table-cell>
          <table:table-cell office:value-type="float" office:value="792">
            <text:p>792</text:p>
          </table:table-cell>
          <table:table-cell table:number-columns-repeated="4"/>
        </table:table-row>
        <table:table-row table:style-name="ro1">
          <table:table-cell office:value-type="string">
            <text:p>1.4 - 1.5</text:p>
          </table:table-cell>
          <table:table-cell office:value-type="float" office:value="748">
            <text:p>748</text:p>
          </table:table-cell>
          <table:table-cell table:number-columns-repeated="4"/>
        </table:table-row>
        <table:table-row table:style-name="ro1">
          <table:table-cell office:value-type="string">
            <text:p>1.5 - 1.6</text:p>
          </table:table-cell>
          <table:table-cell office:value-type="float" office:value="506">
            <text:p>506</text:p>
          </table:table-cell>
          <table:table-cell table:number-columns-repeated="4"/>
        </table:table-row>
        <table:table-row table:style-name="ro1">
          <table:table-cell office:value-type="string">
            <text:p>1.6 - 1.7</text:p>
          </table:table-cell>
          <table:table-cell office:value-type="float" office:value="502">
            <text:p>502</text:p>
          </table:table-cell>
          <table:table-cell table:number-columns-repeated="4"/>
        </table:table-row>
        <table:table-row table:style-name="ro1">
          <table:table-cell office:value-type="string">
            <text:p>1.7 - 1.8</text:p>
          </table:table-cell>
          <table:table-cell office:value-type="float" office:value="352">
            <text:p>352</text:p>
          </table:table-cell>
          <table:table-cell table:number-columns-repeated="4"/>
        </table:table-row>
        <table:table-row table:style-name="ro1">
          <table:table-cell office:value-type="string">
            <text:p>1.8 - 1.9</text:p>
          </table:table-cell>
          <table:table-cell office:value-type="float" office:value="277">
            <text:p>277</text:p>
          </table:table-cell>
          <table:table-cell table:number-columns-repeated="4"/>
        </table:table-row>
        <table:table-row table:style-name="ro1">
          <table:table-cell office:value-type="string">
            <text:p>1.9 - 2</text:p>
          </table:table-cell>
          <table:table-cell office:value-type="float" office:value="251">
            <text:p>251</text:p>
          </table:table-cell>
          <table:table-cell table:number-columns-repeated="4"/>
        </table:table-row>
        <table:table-row table:style-name="ro1">
          <table:table-cell office:value-type="string">
            <text:p>2 - 2.1</text:p>
          </table:table-cell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string">
            <text:p>2.1 - 2.2</text:p>
          </table:table-cell>
          <table:table-cell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string">
            <text:p>2.2 - 2.3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string">
            <text:p>2.3 - 2.4</text:p>
          </table:table-cell>
          <table:table-cell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string">
            <text:p>2.4 - 2.5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string">
            <text:p>2.5 - 2.6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string">
            <text:p>2.6 - 2.7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string">
            <text:p>2.7 - 2.8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string">
            <text:p>2.8 - 2.9</text:p>
          </table:table-cell>
          <table:table-cell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string">
            <text:p>2.9 - 3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string">
            <text:p>3 - 3.1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3.1 - 3.2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3.2 - 3.3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3.3 - 3.4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3.4 - 3.5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3.5 - 3.6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3.6 - 3.7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string">
            <text:p>3.7 - 3.8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3.8 - 3.9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string">
            <text:p>3.9 - 4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4 - 4.1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4.1 - 4.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4.2 - 4.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4.3 - 4.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4.4 - 4.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4.5 - 4.6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4.6 - 4.7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string">
            <text:p>4.7 - 4.8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4.8 - 4.9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string">
            <text:p>4.9 - 5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string">
            <text:p>5 - 5.1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string">
            <text:p>5.1 - 5.2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5.2 - 5.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5.3 - 5.4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5.4 - 5.5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5.5 - 5.6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5.6 - 5.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5.7 - 5.8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5.8 - 5.9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5.9 - 6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6 - 6.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6.1 - 6.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6.2 - 6.3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6.3 - 6.4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6.4 - 6.5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6.5 - 6.6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6.6 - 6.7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6.7 - 6.8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6.8 - 6.9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6.9 - 7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7 - 7.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7.1 - 7.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7.2 - 7.3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string">
            <text:p>7.3 - 7.4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string">
            <text:p>7.4 - 7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7.6 - 7.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7.7 - 7.8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7.8 - 7.9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8 - 8.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8.1 - 8.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8.2 - 8.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8.3 - 8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8.4 - 8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8.5 - 8.6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8.6 - 8.7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8.7 - 8.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8.8 - 8.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8.9 - 9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9 - 9.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9.2 - 9.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9.3 - 9.4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9.5 - 9.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9.6 - 9.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9.7 - 9.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9.8 - 9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9.9 - 1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0 - 10.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10.1 - 10.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0.3 - 10.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0.4 - 10.5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0.5 - 10.6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10.6 - 10.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0.7 - 10.8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0.8 - 10.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10.9 - 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1 - 11.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1.2 - 11.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1.3 - 11.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Variance Bx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1181:.B1250]))" office:value-type="float" office:value="325268">
            <text:p>325268</text:p>
          </table:table-cell>
          <table:table-cell table:formula="of:=(SUM([.B1181:.B1188]))" office:value-type="float" office:value="317400">
            <text:p>317400</text:p>
          </table:table-cell>
          <table:table-cell table:formula="of:=([.E1180]*100/[.D1180])" office:value-type="float" office:value="97.5810716086427">
            <text:p>97.5810716086</text:p>
          </table:table-cell>
        </table:table-row>
        <table:table-row table:style-name="ro1">
          <table:table-cell office:value-type="string">
            <text:p>0 - 0.1</text:p>
          </table:table-cell>
          <table:table-cell office:value-type="float" office:value="231933">
            <text:p>231933</text:p>
          </table:table-cell>
          <table:table-cell table:number-columns-repeated="4"/>
        </table:table-row>
        <table:table-row table:style-name="ro1">
          <table:table-cell office:value-type="string">
            <text:p>0.1 - 0.2</text:p>
          </table:table-cell>
          <table:table-cell office:value-type="float" office:value="57829">
            <text:p>57829</text:p>
          </table:table-cell>
          <table:table-cell table:number-columns-repeated="4"/>
        </table:table-row>
        <table:table-row table:style-name="ro1">
          <table:table-cell office:value-type="string">
            <text:p>0.2 - 0.3</text:p>
          </table:table-cell>
          <table:table-cell office:value-type="float" office:value="14315">
            <text:p>14315</text:p>
          </table:table-cell>
          <table:table-cell table:number-columns-repeated="4"/>
        </table:table-row>
        <table:table-row table:style-name="ro1">
          <table:table-cell office:value-type="string">
            <text:p>0.3 - 0.4</text:p>
          </table:table-cell>
          <table:table-cell office:value-type="float" office:value="6116">
            <text:p>6116</text:p>
          </table:table-cell>
          <table:table-cell table:number-columns-repeated="4"/>
        </table:table-row>
        <table:table-row table:style-name="ro1">
          <table:table-cell office:value-type="string">
            <text:p>0.4 - 0.5</text:p>
          </table:table-cell>
          <table:table-cell office:value-type="float" office:value="2407">
            <text:p>2407</text:p>
          </table:table-cell>
          <table:table-cell table:number-columns-repeated="4"/>
        </table:table-row>
        <table:table-row table:style-name="ro1">
          <table:table-cell office:value-type="string">
            <text:p>0.5 - 0.6</text:p>
          </table:table-cell>
          <table:table-cell office:value-type="float" office:value="2173">
            <text:p>2173</text:p>
          </table:table-cell>
          <table:table-cell table:number-columns-repeated="4"/>
        </table:table-row>
        <table:table-row table:style-name="ro1">
          <table:table-cell office:value-type="string">
            <text:p>0.6 - 0.7</text:p>
          </table:table-cell>
          <table:table-cell office:value-type="float" office:value="1609">
            <text:p>1609</text:p>
          </table:table-cell>
          <table:table-cell table:number-columns-repeated="4"/>
        </table:table-row>
        <table:table-row table:style-name="ro1">
          <table:table-cell office:value-type="string">
            <text:p>0.7 - 0.8</text:p>
          </table:table-cell>
          <table:table-cell office:value-type="float" office:value="1018">
            <text:p>1018</text:p>
          </table:table-cell>
          <table:table-cell table:number-columns-repeated="4"/>
        </table:table-row>
        <table:table-row table:style-name="ro1">
          <table:table-cell office:value-type="string">
            <text:p>0.8 - 0.9</text:p>
          </table:table-cell>
          <table:table-cell office:value-type="float" office:value="997">
            <text:p>997</text:p>
          </table:table-cell>
          <table:table-cell table:number-columns-repeated="4"/>
        </table:table-row>
        <table:table-row table:style-name="ro1">
          <table:table-cell office:value-type="string">
            <text:p>0.9 - 1</text:p>
          </table:table-cell>
          <table:table-cell office:value-type="float" office:value="613">
            <text:p>613</text:p>
          </table:table-cell>
          <table:table-cell table:number-columns-repeated="4"/>
        </table:table-row>
        <table:table-row table:style-name="ro1">
          <table:table-cell office:value-type="string">
            <text:p>1 - 1.1</text:p>
          </table:table-cell>
          <table:table-cell office:value-type="float" office:value="607">
            <text:p>607</text:p>
          </table:table-cell>
          <table:table-cell table:number-columns-repeated="4"/>
        </table:table-row>
        <table:table-row table:style-name="ro1">
          <table:table-cell office:value-type="string">
            <text:p>1.1 - 1.2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1">
          <table:table-cell office:value-type="string">
            <text:p>1.2 - 1.3</text:p>
          </table:table-cell>
          <table:table-cell office:value-type="float" office:value="561">
            <text:p>561</text:p>
          </table:table-cell>
          <table:table-cell table:number-columns-repeated="4"/>
        </table:table-row>
        <table:table-row table:style-name="ro1">
          <table:table-cell office:value-type="string">
            <text:p>1.3 - 1.4</text:p>
          </table:table-cell>
          <table:table-cell office:value-type="float" office:value="548">
            <text:p>548</text:p>
          </table:table-cell>
          <table:table-cell table:number-columns-repeated="4"/>
        </table:table-row>
        <table:table-row table:style-name="ro1">
          <table:table-cell office:value-type="string">
            <text:p>1.4 - 1.5</text:p>
          </table:table-cell>
          <table:table-cell office:value-type="float" office:value="279">
            <text:p>279</text:p>
          </table:table-cell>
          <table:table-cell table:number-columns-repeated="4"/>
        </table:table-row>
        <table:table-row table:style-name="ro1">
          <table:table-cell office:value-type="string">
            <text:p>1.5 - 1.6</text:p>
          </table:table-cell>
          <table:table-cell office:value-type="float" office:value="284">
            <text:p>284</text:p>
          </table:table-cell>
          <table:table-cell table:number-columns-repeated="4"/>
        </table:table-row>
        <table:table-row table:style-name="ro1">
          <table:table-cell office:value-type="string">
            <text:p>1.6 - 1.7</text:p>
          </table:table-cell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string">
            <text:p>1.7 - 1.8</text:p>
          </table:table-cell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string">
            <text:p>1.8 - 1.9</text:p>
          </table:table-cell>
          <table:table-cell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string">
            <text:p>1.9 - 2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string">
            <text:p>2 - 2.1</text:p>
          </table:table-cell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string">
            <text:p>2.1 - 2.2</text:p>
          </table:table-cell>
          <table:table-cell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string">
            <text:p>2.2 - 2.3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string">
            <text:p>2.3 - 2.4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string">
            <text:p>2.4 - 2.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2.5 - 2.6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2.6 - 2.7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2.7 - 2.8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string">
            <text:p>2.8 - 2.9</text:p>
          </table:table-cell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string">
            <text:p>2.9 - 3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string">
            <text:p>3 - 3.1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string">
            <text:p>3.1 - 3.2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3.2 - 3.3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3.3 - 3.4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3.4 - 3.5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3.5 - 3.6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3.6 - 3.7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3.7 - 3.8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string">
            <text:p>3.8 - 3.9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3.9 - 4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string">
            <text:p>4 - 4.1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4.1 - 4.2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4.2 - 4.3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4.3 - 4.4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4.4 - 4.5</text:p>
          </table:table-cell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string">
            <text:p>4.5 - 4.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4.6 - 4.7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4.7 - 4.8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string">
            <text:p>4.8 - 4.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4.9 - 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5 - 5.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5.1 - 5.2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5.2 - 5.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5.3 - 5.4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5.4 - 5.5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5.5 - 5.6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5.6 - 5.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5.7 - 5.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5.8 - 5.9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5.9 - 6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6 - 6.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6.1 - 6.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6.2 - 6.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6.3 - 6.4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6.4 - 6.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6.5 - 6.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6.6 - 6.7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6.7 - 6.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6.8 - 6.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6.9 - 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Variance Cx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1257:.B1357]))" office:value-type="float" office:value="325268">
            <text:p>325268</text:p>
          </table:table-cell>
          <table:table-cell table:formula="of:=(SUM([.B1257:.B1263]))" office:value-type="float" office:value="316971">
            <text:p>316971</text:p>
          </table:table-cell>
          <table:table-cell table:formula="of:=([.E1256]*100/[.D1256])" office:value-type="float" office:value="97.4491803681887">
            <text:p>97.4491803682</text:p>
          </table:table-cell>
        </table:table-row>
        <table:table-row table:style-name="ro1">
          <table:table-cell office:value-type="string">
            <text:p>0 - 50</text:p>
          </table:table-cell>
          <table:table-cell office:value-type="float" office:value="214331">
            <text:p>214331</text:p>
          </table:table-cell>
          <table:table-cell table:number-columns-repeated="4"/>
        </table:table-row>
        <table:table-row table:style-name="ro1">
          <table:table-cell office:value-type="string">
            <text:p>50 - 100</text:p>
          </table:table-cell>
          <table:table-cell office:value-type="float" office:value="65621">
            <text:p>65621</text:p>
          </table:table-cell>
          <table:table-cell table:number-columns-repeated="4"/>
        </table:table-row>
        <table:table-row table:style-name="ro1">
          <table:table-cell office:value-type="string">
            <text:p>100 - 150</text:p>
          </table:table-cell>
          <table:table-cell office:value-type="float" office:value="19934">
            <text:p>19934</text:p>
          </table:table-cell>
          <table:table-cell table:number-columns-repeated="4"/>
        </table:table-row>
        <table:table-row table:style-name="ro1">
          <table:table-cell office:value-type="string">
            <text:p>150 - 200</text:p>
          </table:table-cell>
          <table:table-cell office:value-type="float" office:value="8469">
            <text:p>8469</text:p>
          </table:table-cell>
          <table:table-cell table:number-columns-repeated="4"/>
        </table:table-row>
        <table:table-row table:style-name="ro1">
          <table:table-cell office:value-type="string">
            <text:p>200 - 250</text:p>
          </table:table-cell>
          <table:table-cell office:value-type="float" office:value="4790">
            <text:p>4790</text:p>
          </table:table-cell>
          <table:table-cell table:number-columns-repeated="4"/>
        </table:table-row>
        <table:table-row table:style-name="ro1">
          <table:table-cell office:value-type="string">
            <text:p>250 - 300</text:p>
          </table:table-cell>
          <table:table-cell office:value-type="float" office:value="2311">
            <text:p>2311</text:p>
          </table:table-cell>
          <table:table-cell table:number-columns-repeated="4"/>
        </table:table-row>
        <table:table-row table:style-name="ro1">
          <table:table-cell office:value-type="string">
            <text:p>300 - 350</text:p>
          </table:table-cell>
          <table:table-cell office:value-type="float" office:value="1515">
            <text:p>1515</text:p>
          </table:table-cell>
          <table:table-cell table:number-columns-repeated="4"/>
        </table:table-row>
        <table:table-row table:style-name="ro1">
          <table:table-cell office:value-type="string">
            <text:p>350 - 400</text:p>
          </table:table-cell>
          <table:table-cell office:value-type="float" office:value="1312">
            <text:p>1312</text:p>
          </table:table-cell>
          <table:table-cell table:number-columns-repeated="4"/>
        </table:table-row>
        <table:table-row table:style-name="ro1">
          <table:table-cell office:value-type="string">
            <text:p>400 - 450</text:p>
          </table:table-cell>
          <table:table-cell office:value-type="float" office:value="1025">
            <text:p>1025</text:p>
          </table:table-cell>
          <table:table-cell table:number-columns-repeated="4"/>
        </table:table-row>
        <table:table-row table:style-name="ro1">
          <table:table-cell office:value-type="string">
            <text:p>450 - 500</text:p>
          </table:table-cell>
          <table:table-cell office:value-type="float" office:value="667">
            <text:p>667</text:p>
          </table:table-cell>
          <table:table-cell table:number-columns-repeated="4"/>
        </table:table-row>
        <table:table-row table:style-name="ro1">
          <table:table-cell office:value-type="string">
            <text:p>500 - 550</text:p>
          </table:table-cell>
          <table:table-cell office:value-type="float" office:value="557">
            <text:p>557</text:p>
          </table:table-cell>
          <table:table-cell table:number-columns-repeated="4"/>
        </table:table-row>
        <table:table-row table:style-name="ro1">
          <table:table-cell office:value-type="string">
            <text:p>550 - 600</text:p>
          </table:table-cell>
          <table:table-cell office:value-type="float" office:value="354">
            <text:p>354</text:p>
          </table:table-cell>
          <table:table-cell table:number-columns-repeated="4"/>
        </table:table-row>
        <table:table-row table:style-name="ro1">
          <table:table-cell office:value-type="string">
            <text:p>600 - 650</text:p>
          </table:table-cell>
          <table:table-cell office:value-type="float" office:value="277">
            <text:p>277</text:p>
          </table:table-cell>
          <table:table-cell table:number-columns-repeated="4"/>
        </table:table-row>
        <table:table-row table:style-name="ro1">
          <table:table-cell office:value-type="string">
            <text:p>650 - 700</text:p>
          </table:table-cell>
          <table:table-cell office:value-type="float" office:value="263">
            <text:p>263</text:p>
          </table:table-cell>
          <table:table-cell table:number-columns-repeated="4"/>
        </table:table-row>
        <table:table-row table:style-name="ro1">
          <table:table-cell office:value-type="string">
            <text:p>700 - 75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750 - 800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800 - 850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string">
            <text:p>850 - 900</text:p>
          </table:table-cell>
          <table:table-cell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string">
            <text:p>900 - 950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string">
            <text:p>950 - 1000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string">
            <text:p>1000 - 1050</text:p>
          </table:table-cell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string">
            <text:p>1050 - 1100</text:p>
          </table:table-cell>
          <table:table-cell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string">
            <text:p>1100 - 1150</text:p>
          </table:table-cell>
          <table:table-cell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string">
            <text:p>1150 - 1200</text:p>
          </table:table-cell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string">
            <text:p>1200 - 1250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1250 - 1300</text:p>
          </table:table-cell>
          <table:table-cell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string">
            <text:p>1300 - 1350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string">
            <text:p>1350 - 1400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string">
            <text:p>1400 - 1450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1450 - 1500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1500 - 1550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1550 - 1600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1600 - 1650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1650 - 1700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1700 - 175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1750 - 1800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1800 - 185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1850 - 19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900 - 195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950 - 200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2000 - 205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2050 - 210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2100 - 2150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string">
            <text:p>2150 - 2200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2200 - 2250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2250 - 2300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2300 - 2350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2350 - 2400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2400 - 245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2450 - 2500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2500 - 2550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2550 - 2600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2600 - 2650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2650 - 270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2700 - 275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2750 - 2800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2800 - 285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2850 - 290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2900 - 2950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2950 - 3000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3000 - 3050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3050 - 310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3100 - 315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3150 - 320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3200 - 325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3250 - 330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3300 - 3350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3350 - 3400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3400 - 345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500 - 355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3550 - 3600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3600 - 3650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3650 - 37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3700 - 375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3750 - 380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3800 - 385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3850 - 390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3900 - 395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3950 - 400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4000 - 40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4050 - 410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4100 - 4150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4150 - 420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4200 - 42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4250 - 43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4300 - 43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4350 - 44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4400 - 445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4450 - 450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4500 - 455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4550 - 460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4600 - 465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4650 - 47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4700 - 47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4800 - 485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4850 - 4900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4950 - 5000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5000 - 505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5050 - 51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5150 - 520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5200 - 525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Variance Ay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1364:.B1467]))" office:value-type="float" office:value="325268">
            <text:p>325268</text:p>
          </table:table-cell>
          <table:table-cell table:formula="of:=(SUM([.B1364:.B1371]))" office:value-type="float" office:value="316907">
            <text:p>316907</text:p>
          </table:table-cell>
          <table:table-cell table:formula="of:=([.E1363]*100/[.D1363])" office:value-type="float" office:value="97.4295042856967">
            <text:p>97.4295042857</text:p>
          </table:table-cell>
        </table:table-row>
        <table:table-row table:style-name="ro1">
          <table:table-cell office:value-type="string">
            <text:p>0 - 0.1</text:p>
          </table:table-cell>
          <table:table-cell office:value-type="float" office:value="181893">
            <text:p>181893</text:p>
          </table:table-cell>
          <table:table-cell table:number-columns-repeated="4"/>
        </table:table-row>
        <table:table-row table:style-name="ro1">
          <table:table-cell office:value-type="string">
            <text:p>0.1 - 0.2</text:p>
          </table:table-cell>
          <table:table-cell office:value-type="float" office:value="95455">
            <text:p>95455</text:p>
          </table:table-cell>
          <table:table-cell table:number-columns-repeated="4"/>
        </table:table-row>
        <table:table-row table:style-name="ro1">
          <table:table-cell office:value-type="string">
            <text:p>0.2 - 0.3</text:p>
          </table:table-cell>
          <table:table-cell office:value-type="float" office:value="22945">
            <text:p>22945</text:p>
          </table:table-cell>
          <table:table-cell table:number-columns-repeated="4"/>
        </table:table-row>
        <table:table-row table:style-name="ro1">
          <table:table-cell office:value-type="string">
            <text:p>0.3 - 0.4</text:p>
          </table:table-cell>
          <table:table-cell office:value-type="float" office:value="8673">
            <text:p>8673</text:p>
          </table:table-cell>
          <table:table-cell table:number-columns-repeated="4"/>
        </table:table-row>
        <table:table-row table:style-name="ro1">
          <table:table-cell office:value-type="string">
            <text:p>0.4 - 0.5</text:p>
          </table:table-cell>
          <table:table-cell office:value-type="float" office:value="3291">
            <text:p>3291</text:p>
          </table:table-cell>
          <table:table-cell table:number-columns-repeated="4"/>
        </table:table-row>
        <table:table-row table:style-name="ro1">
          <table:table-cell office:value-type="string">
            <text:p>0.5 - 0.6</text:p>
          </table:table-cell>
          <table:table-cell office:value-type="float" office:value="1769">
            <text:p>1769</text:p>
          </table:table-cell>
          <table:table-cell table:number-columns-repeated="4"/>
        </table:table-row>
        <table:table-row table:style-name="ro1">
          <table:table-cell office:value-type="string">
            <text:p>0.6 - 0.7</text:p>
          </table:table-cell>
          <table:table-cell office:value-type="float" office:value="1679">
            <text:p>1679</text:p>
          </table:table-cell>
          <table:table-cell table:number-columns-repeated="4"/>
        </table:table-row>
        <table:table-row table:style-name="ro1">
          <table:table-cell office:value-type="string">
            <text:p>0.7 - 0.8</text:p>
          </table:table-cell>
          <table:table-cell office:value-type="float" office:value="1202">
            <text:p>1202</text:p>
          </table:table-cell>
          <table:table-cell table:number-columns-repeated="4"/>
        </table:table-row>
        <table:table-row table:style-name="ro1">
          <table:table-cell office:value-type="string">
            <text:p>0.8 - 0.9</text:p>
          </table:table-cell>
          <table:table-cell office:value-type="float" office:value="782">
            <text:p>782</text:p>
          </table:table-cell>
          <table:table-cell table:number-columns-repeated="4"/>
        </table:table-row>
        <table:table-row table:style-name="ro1">
          <table:table-cell office:value-type="string">
            <text:p>0.9 - 1</text:p>
          </table:table-cell>
          <table:table-cell office:value-type="float" office:value="690">
            <text:p>690</text:p>
          </table:table-cell>
          <table:table-cell table:number-columns-repeated="4"/>
        </table:table-row>
        <table:table-row table:style-name="ro1">
          <table:table-cell office:value-type="string">
            <text:p>1 - 1.1</text:p>
          </table:table-cell>
          <table:table-cell office:value-type="float" office:value="573">
            <text:p>573</text:p>
          </table:table-cell>
          <table:table-cell table:number-columns-repeated="4"/>
        </table:table-row>
        <table:table-row table:style-name="ro1">
          <table:table-cell office:value-type="string">
            <text:p>1.1 - 1.2</text:p>
          </table:table-cell>
          <table:table-cell office:value-type="float" office:value="617">
            <text:p>617</text:p>
          </table:table-cell>
          <table:table-cell table:number-columns-repeated="4"/>
        </table:table-row>
        <table:table-row table:style-name="ro1">
          <table:table-cell office:value-type="string">
            <text:p>1.2 - 1.3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1">
          <table:table-cell office:value-type="string">
            <text:p>1.3 - 1.4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string">
            <text:p>1.4 - 1.5</text:p>
          </table:table-cell>
          <table:table-cell office:value-type="float" office:value="516">
            <text:p>516</text:p>
          </table:table-cell>
          <table:table-cell table:number-columns-repeated="4"/>
        </table:table-row>
        <table:table-row table:style-name="ro1">
          <table:table-cell office:value-type="string">
            <text:p>1.5 - 1.6</text:p>
          </table:table-cell>
          <table:table-cell office:value-type="float" office:value="304">
            <text:p>304</text:p>
          </table:table-cell>
          <table:table-cell table:number-columns-repeated="4"/>
        </table:table-row>
        <table:table-row table:style-name="ro1">
          <table:table-cell office:value-type="string">
            <text:p>1.6 - 1.7</text:p>
          </table:table-cell>
          <table:table-cell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string">
            <text:p>1.7 - 1.8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string">
            <text:p>1.8 - 1.9</text:p>
          </table:table-cell>
          <table:table-cell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string">
            <text:p>1.9 - 2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string">
            <text:p>2 - 2.1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string">
            <text:p>2.1 - 2.2</text:p>
          </table:table-cell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string">
            <text:p>2.2 - 2.3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string">
            <text:p>2.3 - 2.4</text:p>
          </table:table-cell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string">
            <text:p>2.4 - 2.5</text:p>
          </table:table-cell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string">
            <text:p>2.5 - 2.6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2.6 - 2.7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string">
            <text:p>2.7 - 2.8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string">
            <text:p>2.8 - 2.9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2.9 - 3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3 - 3.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3.1 - 3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3.2 - 3.3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3.3 - 3.4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3.4 - 3.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.5 - 3.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3.6 - 3.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3.7 - 3.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.8 - 3.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.9 - 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4 - 4.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4.1 - 4.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4.2 - 4.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.3 - 4.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4.4 - 4.5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4.5 - 4.6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4.6 - 4.7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4.7 - 4.8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string">
            <text:p>4.8 - 4.9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4.9 - 5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5 - 5.1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string">
            <text:p>5.1 - 5.2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5.2 - 5.3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5.3 - 5.4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5.4 - 5.5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5.5 - 5.6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5.6 - 5.7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5.7 - 5.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5.8 - 5.9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5.9 - 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6.2 - 6.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.3 - 6.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.4 - 6.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6.5 - 6.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.6 - 6.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6.8 - 6.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.9 - 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 - 7.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.1 - 7.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7.2 - 7.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7.3 - 7.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.4 - 7.5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7.5 - 7.6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7.6 - 7.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7.7 - 7.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7.8 - 7.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7.9 - 8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8 - 8.1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8.1 - 8.2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8.2 - 8.3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8.3 - 8.4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8.4 - 8.5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8.5 - 8.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8.6 - 8.7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8.7 - 8.8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8.8 - 8.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8.9 - 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9 - 9.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9.1 - 9.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9.2 - 9.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9.3 - 9.4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9.4 - 9.5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9.5 - 9.6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9.6 - 9.7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string">
            <text:p>9.7 - 9.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9.8 - 9.9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9.9 - 10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string">
            <text:p>10 - 10.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0.1 - 10.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0.2 - 10.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0.3 - 10.4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10.4 - 10.5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10.5 - 10.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0.6 - 10.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Variance By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1474:.B1631]))" office:value-type="float" office:value="325268">
            <text:p>325268</text:p>
          </table:table-cell>
          <table:table-cell table:formula="of:=(SUM([.B1474:.B1495]))" office:value-type="float" office:value="315026">
            <text:p>315026</text:p>
          </table:table-cell>
          <table:table-cell table:formula="of:=([.E1473]*100/[.D1473])" office:value-type="float" office:value="96.851211923706">
            <text:p>96.8512119237</text:p>
          </table:table-cell>
        </table:table-row>
        <table:table-row table:style-name="ro1">
          <table:table-cell office:value-type="string">
            <text:p>0 - 0.1</text:p>
          </table:table-cell>
          <table:table-cell office:value-type="float" office:value="139498">
            <text:p>139498</text:p>
          </table:table-cell>
          <table:table-cell table:number-columns-repeated="4"/>
        </table:table-row>
        <table:table-row table:style-name="ro1">
          <table:table-cell office:value-type="string">
            <text:p>0.1 - 0.2</text:p>
          </table:table-cell>
          <table:table-cell office:value-type="float" office:value="57615">
            <text:p>57615</text:p>
          </table:table-cell>
          <table:table-cell table:number-columns-repeated="4"/>
        </table:table-row>
        <table:table-row table:style-name="ro1">
          <table:table-cell office:value-type="string">
            <text:p>0.2 - 0.3</text:p>
          </table:table-cell>
          <table:table-cell office:value-type="float" office:value="31332">
            <text:p>31332</text:p>
          </table:table-cell>
          <table:table-cell table:number-columns-repeated="4"/>
        </table:table-row>
        <table:table-row table:style-name="ro1">
          <table:table-cell office:value-type="string">
            <text:p>0.3 - 0.4</text:p>
          </table:table-cell>
          <table:table-cell office:value-type="float" office:value="21127">
            <text:p>21127</text:p>
          </table:table-cell>
          <table:table-cell table:number-columns-repeated="4"/>
        </table:table-row>
        <table:table-row table:style-name="ro1">
          <table:table-cell office:value-type="string">
            <text:p>0.4 - 0.5</text:p>
          </table:table-cell>
          <table:table-cell office:value-type="float" office:value="13637">
            <text:p>13637</text:p>
          </table:table-cell>
          <table:table-cell table:number-columns-repeated="4"/>
        </table:table-row>
        <table:table-row table:style-name="ro1">
          <table:table-cell office:value-type="string">
            <text:p>0.5 - 0.6</text:p>
          </table:table-cell>
          <table:table-cell office:value-type="float" office:value="10104">
            <text:p>10104</text:p>
          </table:table-cell>
          <table:table-cell table:number-columns-repeated="4"/>
        </table:table-row>
        <table:table-row table:style-name="ro1">
          <table:table-cell office:value-type="string">
            <text:p>0.6 - 0.7</text:p>
          </table:table-cell>
          <table:table-cell office:value-type="float" office:value="7338">
            <text:p>7338</text:p>
          </table:table-cell>
          <table:table-cell table:number-columns-repeated="4"/>
        </table:table-row>
        <table:table-row table:style-name="ro1">
          <table:table-cell office:value-type="string">
            <text:p>0.7 - 0.8</text:p>
          </table:table-cell>
          <table:table-cell office:value-type="float" office:value="6592">
            <text:p>6592</text:p>
          </table:table-cell>
          <table:table-cell table:number-columns-repeated="4"/>
        </table:table-row>
        <table:table-row table:style-name="ro1">
          <table:table-cell office:value-type="string">
            <text:p>0.8 - 0.9</text:p>
          </table:table-cell>
          <table:table-cell office:value-type="float" office:value="4542">
            <text:p>4542</text:p>
          </table:table-cell>
          <table:table-cell table:number-columns-repeated="4"/>
        </table:table-row>
        <table:table-row table:style-name="ro1">
          <table:table-cell office:value-type="string">
            <text:p>0.9 - 1</text:p>
          </table:table-cell>
          <table:table-cell office:value-type="float" office:value="3311">
            <text:p>3311</text:p>
          </table:table-cell>
          <table:table-cell table:number-columns-repeated="4"/>
        </table:table-row>
        <table:table-row table:style-name="ro1">
          <table:table-cell office:value-type="string">
            <text:p>1 - 1.1</text:p>
          </table:table-cell>
          <table:table-cell office:value-type="float" office:value="2819">
            <text:p>2819</text:p>
          </table:table-cell>
          <table:table-cell table:number-columns-repeated="4"/>
        </table:table-row>
        <table:table-row table:style-name="ro1">
          <table:table-cell office:value-type="string">
            <text:p>1.1 - 1.2</text:p>
          </table:table-cell>
          <table:table-cell office:value-type="float" office:value="2062">
            <text:p>2062</text:p>
          </table:table-cell>
          <table:table-cell table:number-columns-repeated="4"/>
        </table:table-row>
        <table:table-row table:style-name="ro1">
          <table:table-cell office:value-type="string">
            <text:p>1.2 - 1.3</text:p>
          </table:table-cell>
          <table:table-cell office:value-type="float" office:value="1961">
            <text:p>1961</text:p>
          </table:table-cell>
          <table:table-cell table:number-columns-repeated="4"/>
        </table:table-row>
        <table:table-row table:style-name="ro1">
          <table:table-cell office:value-type="string">
            <text:p>1.3 - 1.4</text:p>
          </table:table-cell>
          <table:table-cell office:value-type="float" office:value="1824">
            <text:p>1824</text:p>
          </table:table-cell>
          <table:table-cell table:number-columns-repeated="4"/>
        </table:table-row>
        <table:table-row table:style-name="ro1">
          <table:table-cell office:value-type="string">
            <text:p>1.4 - 1.5</text:p>
          </table:table-cell>
          <table:table-cell office:value-type="float" office:value="1398">
            <text:p>1398</text:p>
          </table:table-cell>
          <table:table-cell table:number-columns-repeated="4"/>
        </table:table-row>
        <table:table-row table:style-name="ro1">
          <table:table-cell office:value-type="string">
            <text:p>1.5 - 1.6</text:p>
          </table:table-cell>
          <table:table-cell office:value-type="float" office:value="1540">
            <text:p>1540</text:p>
          </table:table-cell>
          <table:table-cell table:number-columns-repeated="4"/>
        </table:table-row>
        <table:table-row table:style-name="ro1">
          <table:table-cell office:value-type="string">
            <text:p>1.6 - 1.7</text:p>
          </table:table-cell>
          <table:table-cell office:value-type="float" office:value="1876">
            <text:p>1876</text:p>
          </table:table-cell>
          <table:table-cell table:number-columns-repeated="4"/>
        </table:table-row>
        <table:table-row table:style-name="ro1">
          <table:table-cell office:value-type="string">
            <text:p>1.7 - 1.8</text:p>
          </table:table-cell>
          <table:table-cell office:value-type="float" office:value="1739">
            <text:p>1739</text:p>
          </table:table-cell>
          <table:table-cell table:number-columns-repeated="4"/>
        </table:table-row>
        <table:table-row table:style-name="ro1">
          <table:table-cell office:value-type="string">
            <text:p>1.8 - 1.9</text:p>
          </table:table-cell>
          <table:table-cell office:value-type="float" office:value="1519">
            <text:p>1519</text:p>
          </table:table-cell>
          <table:table-cell table:number-columns-repeated="4"/>
        </table:table-row>
        <table:table-row table:style-name="ro1">
          <table:table-cell office:value-type="string">
            <text:p>1.9 - 2</text:p>
          </table:table-cell>
          <table:table-cell office:value-type="float" office:value="1295">
            <text:p>1295</text:p>
          </table:table-cell>
          <table:table-cell table:number-columns-repeated="4"/>
        </table:table-row>
        <table:table-row table:style-name="ro1">
          <table:table-cell office:value-type="string">
            <text:p>2 - 2.1</text:p>
          </table:table-cell>
          <table:table-cell office:value-type="float" office:value="940">
            <text:p>940</text:p>
          </table:table-cell>
          <table:table-cell table:number-columns-repeated="4"/>
        </table:table-row>
        <table:table-row table:style-name="ro1">
          <table:table-cell office:value-type="string">
            <text:p>2.1 - 2.2</text:p>
          </table:table-cell>
          <table:table-cell office:value-type="float" office:value="957">
            <text:p>957</text:p>
          </table:table-cell>
          <table:table-cell table:number-columns-repeated="4"/>
        </table:table-row>
        <table:table-row table:style-name="ro1">
          <table:table-cell office:value-type="string">
            <text:p>2.2 - 2.3</text:p>
          </table:table-cell>
          <table:table-cell office:value-type="float" office:value="835">
            <text:p>835</text:p>
          </table:table-cell>
          <table:table-cell table:number-columns-repeated="4"/>
        </table:table-row>
        <table:table-row table:style-name="ro1">
          <table:table-cell office:value-type="string">
            <text:p>2.3 - 2.4</text:p>
          </table:table-cell>
          <table:table-cell office:value-type="float" office:value="842">
            <text:p>842</text:p>
          </table:table-cell>
          <table:table-cell table:number-columns-repeated="4"/>
        </table:table-row>
        <table:table-row table:style-name="ro1">
          <table:table-cell office:value-type="string">
            <text:p>2.4 - 2.5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office:value-type="string">
            <text:p>2.5 - 2.6</text:p>
          </table:table-cell>
          <table:table-cell office:value-type="float" office:value="444">
            <text:p>444</text:p>
          </table:table-cell>
          <table:table-cell table:number-columns-repeated="4"/>
        </table:table-row>
        <table:table-row table:style-name="ro1">
          <table:table-cell office:value-type="string">
            <text:p>2.6 - 2.7</text:p>
          </table:table-cell>
          <table:table-cell office:value-type="float" office:value="374">
            <text:p>374</text:p>
          </table:table-cell>
          <table:table-cell table:number-columns-repeated="4"/>
        </table:table-row>
        <table:table-row table:style-name="ro1">
          <table:table-cell office:value-type="string">
            <text:p>2.7 - 2.8</text:p>
          </table:table-cell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string">
            <text:p>2.8 - 2.9</text:p>
          </table:table-cell>
          <table:table-cell office:value-type="float" office:value="367">
            <text:p>367</text:p>
          </table:table-cell>
          <table:table-cell table:number-columns-repeated="4"/>
        </table:table-row>
        <table:table-row table:style-name="ro1">
          <table:table-cell office:value-type="string">
            <text:p>2.9 - 3</text:p>
          </table:table-cell>
          <table:table-cell office:value-type="float" office:value="436">
            <text:p>436</text:p>
          </table:table-cell>
          <table:table-cell table:number-columns-repeated="4"/>
        </table:table-row>
        <table:table-row table:style-name="ro1">
          <table:table-cell office:value-type="string">
            <text:p>3 - 3.1</text:p>
          </table:table-cell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string">
            <text:p>3.1 - 3.2</text:p>
          </table:table-cell>
          <table:table-cell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string">
            <text:p>3.2 - 3.3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string">
            <text:p>3.3 - 3.4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string">
            <text:p>3.4 - 3.5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string">
            <text:p>3.5 - 3.6</text:p>
          </table:table-cell>
          <table:table-cell office:value-type="float" office:value="365">
            <text:p>365</text:p>
          </table:table-cell>
          <table:table-cell table:number-columns-repeated="4"/>
        </table:table-row>
        <table:table-row table:style-name="ro1">
          <table:table-cell office:value-type="string">
            <text:p>3.6 - 3.7</text:p>
          </table:table-cell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string">
            <text:p>3.7 - 3.8</text:p>
          </table:table-cell>
          <table:table-cell office:value-type="float" office:value="368">
            <text:p>368</text:p>
          </table:table-cell>
          <table:table-cell table:number-columns-repeated="4"/>
        </table:table-row>
        <table:table-row table:style-name="ro1">
          <table:table-cell office:value-type="string">
            <text:p>3.8 - 3.9</text:p>
          </table:table-cell>
          <table:table-cell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string">
            <text:p>3.9 - 4</text:p>
          </table:table-cell>
          <table:table-cell office:value-type="float" office:value="226">
            <text:p>226</text:p>
          </table:table-cell>
          <table:table-cell table:number-columns-repeated="4"/>
        </table:table-row>
        <table:table-row table:style-name="ro1">
          <table:table-cell office:value-type="string">
            <text:p>4 - 4.1</text:p>
          </table:table-cell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string">
            <text:p>4.1 - 4.2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1">
          <table:table-cell office:value-type="string">
            <text:p>4.2 - 4.3</text:p>
          </table:table-cell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string">
            <text:p>4.3 - 4.4</text:p>
          </table:table-cell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string">
            <text:p>4.4 - 4.5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4.5 - 4.6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string">
            <text:p>4.6 - 4.7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4.7 - 4.8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4.8 - 4.9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4.9 - 5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5 - 5.1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5.1 - 5.2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string">
            <text:p>5.2 - 5.3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5.3 - 5.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5.4 - 5.5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5.5 - 5.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5.6 - 5.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6 - 6.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6.1 - 6.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6.2 - 6.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6.3 - 6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6.4 - 6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.5 - 6.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6.6 - 6.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6.7 - 6.8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string">
            <text:p>6.8 - 6.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6.9 - 7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7.1 - 7.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7.2 - 7.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7.3 - 7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7.4 - 7.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7.5 - 7.6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7.6 - 7.7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7.7 - 7.8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7.8 - 7.9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string">
            <text:p>7.9 - 8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8 - 8.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8.1 - 8.2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8.2 - 8.3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8.3 - 8.4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8.4 - 8.5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8.5 - 8.6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8.6 - 8.7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8.7 - 8.8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8.8 - 8.9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8.9 - 9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string">
            <text:p>9 - 9.1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9.1 - 9.2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9.2 - 9.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9.3 - 9.4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string">
            <text:p>9.4 - 9.5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9.5 - 9.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9.6 - 9.7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9.7 - 9.8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9.8 - 9.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0.3 - 10.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0.5 - 10.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0.6 - 10.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0.7 - 10.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0.9 - 1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1.2 - 11.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.4 - 11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.6 - 11.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.7 - 11.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1.9 - 1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2 - 12.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.2 - 12.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2.3 - 12.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2.4 - 12.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12.5 - 12.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2.6 - 12.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2.7 - 12.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12.8 - 12.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2.9 - 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3 - 13.1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13.1 - 13.2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13.2 - 13.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13.3 - 13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3.4 - 13.5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13.5 - 13.6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string">
            <text:p>13.6 - 13.7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13.7 - 13.8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13.8 - 13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3.9 - 14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14 - 14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4.1 - 14.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14.2 - 14.3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14.3 - 14.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14.4 - 14.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14.5 - 14.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4.6 - 14.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4.7 - 14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4.8 - 14.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4.9 - 1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15 - 15.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5.1 - 15.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5.2 - 15.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5.3 - 15.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5.4 - 15.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15.5 - 15.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5.6 - 15.7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5.7 - 15.8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string">
            <text:p>15.8 - 15.9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15.9 - 1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16.1 - 16.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6.2 - 16.3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16.3 - 16.4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16.4 - 16.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16.5 - 16.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6.6 - 16.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6.7 - 16.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6.8 - 16.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6.9 - 1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7 - 17.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17.1 - 17.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7.3 - 17.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7.4 - 17.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7.5 - 17.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Variance Cy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elected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  <table:table-cell table:formula="of:=(SUM([.B1638:.B1783]))" office:value-type="float" office:value="325268">
            <text:p>325268</text:p>
          </table:table-cell>
          <table:table-cell table:formula="of:=(SUM([.B1638:.B1652]))" office:value-type="float" office:value="315461">
            <text:p>315461</text:p>
          </table:table-cell>
          <table:table-cell table:formula="of:=([.E1637]*100/[.D1637])" office:value-type="float" office:value="96.9849477968936">
            <text:p>96.9849477969</text:p>
          </table:table-cell>
        </table:table-row>
        <table:table-row table:style-name="ro1">
          <table:table-cell office:value-type="string">
            <text:p>0 - 50</text:p>
          </table:table-cell>
          <table:table-cell office:value-type="float" office:value="170641">
            <text:p>170641</text:p>
          </table:table-cell>
          <table:table-cell table:number-columns-repeated="4"/>
        </table:table-row>
        <table:table-row table:style-name="ro1">
          <table:table-cell office:value-type="string">
            <text:p>50 - 100</text:p>
          </table:table-cell>
          <table:table-cell office:value-type="float" office:value="68019">
            <text:p>68019</text:p>
          </table:table-cell>
          <table:table-cell table:number-columns-repeated="4"/>
        </table:table-row>
        <table:table-row table:style-name="ro1">
          <table:table-cell office:value-type="string">
            <text:p>100 - 150</text:p>
          </table:table-cell>
          <table:table-cell office:value-type="float" office:value="26692">
            <text:p>26692</text:p>
          </table:table-cell>
          <table:table-cell table:number-columns-repeated="4"/>
        </table:table-row>
        <table:table-row table:style-name="ro1">
          <table:table-cell office:value-type="string">
            <text:p>150 - 200</text:p>
          </table:table-cell>
          <table:table-cell office:value-type="float" office:value="13757">
            <text:p>13757</text:p>
          </table:table-cell>
          <table:table-cell table:number-columns-repeated="4"/>
        </table:table-row>
        <table:table-row table:style-name="ro1">
          <table:table-cell office:value-type="string">
            <text:p>200 - 250</text:p>
          </table:table-cell>
          <table:table-cell office:value-type="float" office:value="10166">
            <text:p>10166</text:p>
          </table:table-cell>
          <table:table-cell table:number-columns-repeated="4"/>
        </table:table-row>
        <table:table-row table:style-name="ro1">
          <table:table-cell office:value-type="string">
            <text:p>250 - 300</text:p>
          </table:table-cell>
          <table:table-cell office:value-type="float" office:value="6866">
            <text:p>6866</text:p>
          </table:table-cell>
          <table:table-cell table:number-columns-repeated="4"/>
        </table:table-row>
        <table:table-row table:style-name="ro1">
          <table:table-cell office:value-type="string">
            <text:p>300 - 350</text:p>
          </table:table-cell>
          <table:table-cell office:value-type="float" office:value="4167">
            <text:p>4167</text:p>
          </table:table-cell>
          <table:table-cell table:number-columns-repeated="4"/>
        </table:table-row>
        <table:table-row table:style-name="ro1">
          <table:table-cell office:value-type="string">
            <text:p>350 - 400</text:p>
          </table:table-cell>
          <table:table-cell office:value-type="float" office:value="2748">
            <text:p>2748</text:p>
          </table:table-cell>
          <table:table-cell table:number-columns-repeated="4"/>
        </table:table-row>
        <table:table-row table:style-name="ro1">
          <table:table-cell office:value-type="string">
            <text:p>400 - 450</text:p>
          </table:table-cell>
          <table:table-cell office:value-type="float" office:value="2821">
            <text:p>2821</text:p>
          </table:table-cell>
          <table:table-cell table:number-columns-repeated="4"/>
        </table:table-row>
        <table:table-row table:style-name="ro1">
          <table:table-cell office:value-type="string">
            <text:p>450 - 500</text:p>
          </table:table-cell>
          <table:table-cell office:value-type="float" office:value="2906">
            <text:p>2906</text:p>
          </table:table-cell>
          <table:table-cell table:number-columns-repeated="4"/>
        </table:table-row>
        <table:table-row table:style-name="ro1">
          <table:table-cell office:value-type="string">
            <text:p>500 - 550</text:p>
          </table:table-cell>
          <table:table-cell office:value-type="float" office:value="2457">
            <text:p>2457</text:p>
          </table:table-cell>
          <table:table-cell table:number-columns-repeated="4"/>
        </table:table-row>
        <table:table-row table:style-name="ro1">
          <table:table-cell office:value-type="string">
            <text:p>550 - 600</text:p>
          </table:table-cell>
          <table:table-cell office:value-type="float" office:value="1364">
            <text:p>1364</text:p>
          </table:table-cell>
          <table:table-cell table:number-columns-repeated="4"/>
        </table:table-row>
        <table:table-row table:style-name="ro1">
          <table:table-cell office:value-type="string">
            <text:p>600 - 650</text:p>
          </table:table-cell>
          <table:table-cell office:value-type="float" office:value="1001">
            <text:p>1001</text:p>
          </table:table-cell>
          <table:table-cell table:number-columns-repeated="4"/>
        </table:table-row>
        <table:table-row table:style-name="ro1">
          <table:table-cell office:value-type="string">
            <text:p>650 - 700</text:p>
          </table:table-cell>
          <table:table-cell office:value-type="float" office:value="908">
            <text:p>908</text:p>
          </table:table-cell>
          <table:table-cell table:number-columns-repeated="4"/>
        </table:table-row>
        <table:table-row table:style-name="ro1">
          <table:table-cell office:value-type="string">
            <text:p>700 - 750</text:p>
          </table:table-cell>
          <table:table-cell office:value-type="float" office:value="948">
            <text:p>948</text:p>
          </table:table-cell>
          <table:table-cell table:number-columns-repeated="4"/>
        </table:table-row>
        <table:table-row table:style-name="ro1">
          <table:table-cell office:value-type="string">
            <text:p>750 - 800</text:p>
          </table:table-cell>
          <table:table-cell office:value-type="float" office:value="652">
            <text:p>652</text:p>
          </table:table-cell>
          <table:table-cell table:number-columns-repeated="4"/>
        </table:table-row>
        <table:table-row table:style-name="ro1">
          <table:table-cell office:value-type="string">
            <text:p>800 - 850</text:p>
          </table:table-cell>
          <table:table-cell office:value-type="float" office:value="621">
            <text:p>621</text:p>
          </table:table-cell>
          <table:table-cell table:number-columns-repeated="4"/>
        </table:table-row>
        <table:table-row table:style-name="ro1">
          <table:table-cell office:value-type="string">
            <text:p>850 - 900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>
          <table:table-cell office:value-type="string">
            <text:p>900 - 950</text:p>
          </table:table-cell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string">
            <text:p>950 - 1000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1">
          <table:table-cell office:value-type="string">
            <text:p>1000 - 1050</text:p>
          </table:table-cell>
          <table:table-cell office:value-type="float" office:value="486">
            <text:p>486</text:p>
          </table:table-cell>
          <table:table-cell table:number-columns-repeated="4"/>
        </table:table-row>
        <table:table-row table:style-name="ro1">
          <table:table-cell office:value-type="string">
            <text:p>1050 - 1100</text:p>
          </table:table-cell>
          <table:table-cell office:value-type="float" office:value="421">
            <text:p>421</text:p>
          </table:table-cell>
          <table:table-cell table:number-columns-repeated="4"/>
        </table:table-row>
        <table:table-row table:style-name="ro1">
          <table:table-cell office:value-type="string">
            <text:p>1100 - 1150</text:p>
          </table:table-cell>
          <table:table-cell office:value-type="float" office:value="314">
            <text:p>314</text:p>
          </table:table-cell>
          <table:table-cell table:number-columns-repeated="4"/>
        </table:table-row>
        <table:table-row table:style-name="ro1">
          <table:table-cell office:value-type="string">
            <text:p>1150 - 1200</text:p>
          </table:table-cell>
          <table:table-cell office:value-type="float" office:value="343">
            <text:p>343</text:p>
          </table:table-cell>
          <table:table-cell table:number-columns-repeated="4"/>
        </table:table-row>
        <table:table-row table:style-name="ro1">
          <table:table-cell office:value-type="string">
            <text:p>1200 - 1250</text:p>
          </table:table-cell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string">
            <text:p>1250 - 1300</text:p>
          </table:table-cell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string">
            <text:p>1300 - 1350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 office:value-type="string">
            <text:p>1350 - 1400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string">
            <text:p>1400 - 145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1450 - 1500</text:p>
          </table:table-cell>
          <table:table-cell office:value-type="float" office:value="355">
            <text:p>355</text:p>
          </table:table-cell>
          <table:table-cell table:number-columns-repeated="4"/>
        </table:table-row>
        <table:table-row table:style-name="ro1">
          <table:table-cell office:value-type="string">
            <text:p>1500 - 1550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string">
            <text:p>1550 - 1600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string">
            <text:p>1600 - 1650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string">
            <text:p>1650 - 1700</text:p>
          </table:table-cell>
          <table:table-cell office:value-type="float" office:value="433">
            <text:p>433</text:p>
          </table:table-cell>
          <table:table-cell table:number-columns-repeated="4"/>
        </table:table-row>
        <table:table-row table:style-name="ro1">
          <table:table-cell office:value-type="string">
            <text:p>1700 - 1750</text:p>
          </table:table-cell>
          <table:table-cell office:value-type="float" office:value="422">
            <text:p>422</text:p>
          </table:table-cell>
          <table:table-cell table:number-columns-repeated="4"/>
        </table:table-row>
        <table:table-row table:style-name="ro1">
          <table:table-cell office:value-type="string">
            <text:p>1750 - 1800</text:p>
          </table:table-cell>
          <table:table-cell office:value-type="float" office:value="306">
            <text:p>306</text:p>
          </table:table-cell>
          <table:table-cell table:number-columns-repeated="4"/>
        </table:table-row>
        <table:table-row table:style-name="ro1">
          <table:table-cell office:value-type="string">
            <text:p>1800 - 1850</text:p>
          </table:table-cell>
          <table:table-cell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string">
            <text:p>1850 - 1900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string">
            <text:p>1900 - 1950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1950 - 2000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2000 - 2050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2050 - 2100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string">
            <text:p>2100 - 2150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string">
            <text:p>2150 - 2200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2200 - 2250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2250 - 230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2300 - 235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2350 - 24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2400 - 24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450 - 250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2500 - 255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2550 - 260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2600 - 26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650 - 27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750 - 280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2800 - 2850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2850 - 29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900 - 29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950 - 30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3200 - 32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3250 - 33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300 - 335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350 - 340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3400 - 3450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3450 - 3500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3500 - 355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3550 - 360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3600 - 3650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3650 - 3700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3700 - 3750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3750 - 3800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3800 - 3850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3850 - 390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3900 - 395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3950 - 4000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4000 - 405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4050 - 4100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string">
            <text:p>4100 - 4150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string">
            <text:p>4150 - 4200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4200 - 4250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4250 - 4300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4300 - 435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4350 - 44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4400 - 445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4450 - 450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4500 - 45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4700 - 47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800 - 48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850 - 49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4900 - 49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5000 - 50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5150 - 52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250 - 53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300 - 53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400 - 54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5450 - 55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5500 - 55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600 - 565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5650 - 57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5700 - 575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5750 - 58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5800 - 585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5850 - 590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5900 - 595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5950 - 60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6000 - 605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6050 - 610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6100 - 615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6150 - 6200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6200 - 6250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string">
            <text:p>6250 - 630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6300 - 6350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6350 - 640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6400 - 645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6450 - 650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6500 - 6550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6550 - 660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6600 - 665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6650 - 670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6700 - 675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6750 - 680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6800 - 685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6850 - 690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6900 - 695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6950 - 70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7000 - 705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7050 - 71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7100 - 715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7150 - 720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7200 - 7250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7250 - 7300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7300 - 7350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7400 - 74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450 - 750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7500 - 7550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7550 - 76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600 - 76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650 - 77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7700 - 77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7750 - 780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7800 - 7850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7850 - 790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7900 - 79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7950 - 80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8000 - 805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8050 - 8100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8T17:15:29</dc:date>
    <meta:generator>LibreOffice/4.0.1.2$MacOSX_x86 LibreOffice_project/84102822e3d61eb989ddd325abf1ac077904985</meta:generator>
    <meta:editing-duration>PT44M10S</meta:editing-duration>
    <meta:editing-cycles>23</meta:editing-cycles>
    <meta:document-statistic meta:table-count="1" meta:cell-count="3486" meta:object-count="0"/>
  </office:meta>
</office:document-meta>
</file>